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5" style:family="table">
      <style:table-properties style:width="17.568cm" fo:margin-left="0cm" table:align="left"/>
    </style:style>
    <style:style style:name="Tabel5.A" style:family="table-column">
      <style:table-column-properties style:column-width="2.833cm"/>
    </style:style>
    <style:style style:name="Tabel5.B" style:family="table-column">
      <style:table-column-properties style:column-width="4.276cm"/>
    </style:style>
    <style:style style:name="Tabel5.C" style:family="table-column">
      <style:table-column-properties style:column-width="2.787cm"/>
    </style:style>
    <style:style style:name="Tabel5.D" style:family="table-column">
      <style:table-column-properties style:column-width="2.152cm"/>
    </style:style>
    <style:style style:name="Tabel5.F" style:family="table-column">
      <style:table-column-properties style:column-width="2.734cm"/>
    </style:style>
    <style:style style:name="Tabel5.A1" style:family="table-cell">
      <style:table-cell-properties fo:padding="0.097cm" fo:border-left="0.05pt solid #000000" fo:border-right="none" fo:border-top="0.05pt solid #000000" fo:border-bottom="0.05pt solid #000000"/>
    </style:style>
    <style:style style:name="Tabel5.F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F2" style:family="table-cell">
      <style:table-cell-properties fo:padding="0.097cm" fo:border-left="0.05pt solid #000000" fo:border-right="0.05pt solid #000000" fo:border-top="none" fo:border-bottom="0.05pt solid #000000"/>
    </style:style>
    <style:style style:name="Tabel5.5" style:family="table-row">
      <style:table-row-properties style:min-row-height="1.164cm"/>
    </style:style>
    <style:style style:name="Tabel5.6" style:family="table-row">
      <style:table-row-properties style:min-row-height="1.014cm"/>
    </style:style>
    <style:style style:name="Tabel5.7" style:family="table-row">
      <style:table-row-properties style:min-row-height="1.235cm"/>
    </style:style>
    <style:style style:name="Tabel4" style:family="table">
      <style:table-properties style:width="17cm" table:align="margins"/>
    </style:style>
    <style:style style:name="Tabel4.A" style:family="table-column">
      <style:table-column-properties style:column-width="2.351cm" style:rel-column-width="9063*"/>
    </style:style>
    <style:style style:name="Tabel4.B" style:family="table-column">
      <style:table-column-properties style:column-width="2.746cm" style:rel-column-width="10587*"/>
    </style:style>
    <style:style style:name="Tabel4.C" style:family="table-column">
      <style:table-column-properties style:column-width="6.456cm" style:rel-column-width="24886*"/>
    </style:style>
    <style:style style:name="Tabel4.D" style:family="table-column">
      <style:table-column-properties style:column-width="1.706cm" style:rel-column-width="6575*"/>
    </style:style>
    <style:style style:name="Tabel4.E" style:family="table-column">
      <style:table-column-properties style:column-width="3.741cm" style:rel-column-width="14424*"/>
    </style:style>
    <style:style style:name="Tabel4.A1" style:family="table-cell">
      <style:table-cell-properties fo:padding="0.097cm" fo:border-left="0.05pt solid #000000" fo:border-right="none" fo:border-top="0.05pt solid #000000" fo:border-bottom="0.05pt solid #000000"/>
    </style:style>
    <style:style style:name="Tabel4.E1" style:family="table-cell">
      <style:table-cell-properties fo:padding="0.097cm" fo:border="0.05pt solid #000000"/>
    </style:style>
    <style:style style:name="Tabel4.2" style:family="table-row">
      <style:table-row-properties style:min-row-height="1.512cm"/>
    </style:style>
    <style:style style:name="Tabel4.A2" style:family="table-cell">
      <style:table-cell-properties fo:padding="0.097cm" fo:border-left="0.05pt solid #000000" fo:border-right="none" fo:border-top="none" fo:border-bottom="0.05pt solid #000000"/>
    </style:style>
    <style:style style:name="Tabel4.E2" style:family="table-cell">
      <style:table-cell-properties fo:padding="0.097cm" fo:border-left="0.05pt solid #000000" fo:border-right="0.05pt solid #000000" fo:border-top="none" fo:border-bottom="0.05pt solid #000000"/>
    </style:style>
    <style:style style:name="Tabel4.3" style:family="table-row">
      <style:table-row-properties style:min-row-height="1.235cm"/>
    </style:style>
    <style:style style:name="Tabel4.4" style:family="table-row">
      <style:table-row-properties style:min-row-height="1.305cm"/>
    </style:style>
    <style:style style:name="Tabel1" style:family="table">
      <style:table-properties style:width="17cm" style:rel-width="100%" table:align="left" fo:background-color="#ccff99">
        <style:background-image/>
      </style:table-properties>
    </style:style>
    <style:style style:name="Tabel1.A" style:family="table-column">
      <style:table-column-properties style:column-width="17cm" style:rel-column-width="65535*"/>
    </style:style>
    <style:style style:name="Tabel1.A1" style:family="table-cell">
      <style:table-cell-properties style:vertical-align="middle" fo:padding="0.132cm" fo:border="0.75pt solid #808080"/>
    </style:style>
    <style:style style:name="Tabel2" style:family="table">
      <style:table-properties style:width="17cm" table:align="left"/>
    </style:style>
    <style:style style:name="Tabel2.A" style:family="table-column">
      <style:table-column-properties style:column-width="0.557cm"/>
    </style:style>
    <style:style style:name="Tabel2.B" style:family="table-column">
      <style:table-column-properties style:column-width="15.238cm"/>
    </style:style>
    <style:style style:name="Tabel2.C" style:family="table-column">
      <style:table-column-properties style:column-width="1.205cm"/>
    </style:style>
    <style:style style:name="Tabel2.A1" style:family="table-cell">
      <style:table-cell-properties style:vertical-align="middle" fo:padding="0.106cm" fo:border="none"/>
    </style:style>
    <style:style style:name="Tabel3" style:family="table">
      <style:table-properties style:width="17cm" table:align="left"/>
    </style:style>
    <style:style style:name="Tabel3.A" style:family="table-column">
      <style:table-column-properties style:column-width="0.557cm"/>
    </style:style>
    <style:style style:name="Tabel3.B" style:family="table-column">
      <style:table-column-properties style:column-width="15.238cm"/>
    </style:style>
    <style:style style:name="Tabel3.C" style:family="table-column">
      <style:table-column-properties style:column-width="1.205cm"/>
    </style:style>
    <style:style style:name="Tabel3.A1" style:family="table-cell">
      <style:table-cell-properties style:vertical-align="middle" fo:padding="0.106cm" fo:border="none"/>
    </style:style>
    <style:style style:name="Tabel6" style:family="table">
      <style:table-properties style:width="7.497cm" table:align="left"/>
    </style:style>
    <style:style style:name="Tabel6.A" style:family="table-column">
      <style:table-column-properties style:column-width="1.341cm"/>
    </style:style>
    <style:style style:name="Tabel6.B" style:family="table-column">
      <style:table-column-properties style:column-width="1.57cm"/>
    </style:style>
    <style:style style:name="Tabel6.C" style:family="table-column">
      <style:table-column-properties style:column-width="1.658cm"/>
    </style:style>
    <style:style style:name="Tabel6.D" style:family="table-column">
      <style:table-column-properties style:column-width="1.446cm"/>
    </style:style>
    <style:style style:name="Tabel6.E" style:family="table-column">
      <style:table-column-properties style:column-width="1.482cm"/>
    </style:style>
    <style:style style:name="Tabel6.A1" style:family="table-cell">
      <style:table-cell-properties fo:padding="0.097cm" fo:border-left="0.05pt solid #000000" fo:border-right="none" fo:border-top="0.05pt solid #000000" fo:border-bottom="0.05pt solid #000000"/>
    </style:style>
    <style:style style:name="Tabel6.E1" style:family="table-cell">
      <style:table-cell-properties fo:padding="0.097cm" fo:border="0.05pt solid #000000"/>
    </style:style>
    <style:style style:name="Tabel7" style:family="table">
      <style:table-properties style:width="7.497cm" table:align="left"/>
    </style:style>
    <style:style style:name="Tabel7.A" style:family="table-column">
      <style:table-column-properties style:column-width="1.341cm"/>
    </style:style>
    <style:style style:name="Tabel7.B" style:family="table-column">
      <style:table-column-properties style:column-width="1.57cm"/>
    </style:style>
    <style:style style:name="Tabel7.C" style:family="table-column">
      <style:table-column-properties style:column-width="1.658cm"/>
    </style:style>
    <style:style style:name="Tabel7.D" style:family="table-column">
      <style:table-column-properties style:column-width="1.446cm"/>
    </style:style>
    <style:style style:name="Tabel7.E" style:family="table-column">
      <style:table-column-properties style:column-width="1.482cm"/>
    </style:style>
    <style:style style:name="Tabel7.A1" style:family="table-cell">
      <style:table-cell-properties fo:padding="0.097cm" fo:border-left="0.05pt solid #000000" fo:border-right="none" fo:border-top="0.05pt solid #000000" fo:border-bottom="0.05pt solid #000000"/>
    </style:style>
    <style:style style:name="Tabel7.E1" style:family="table-cell">
      <style:table-cell-properties fo:padding="0.097cm" fo:border="0.05pt solid #000000"/>
    </style:style>
    <style:style style:name="Tabel9" style:family="table">
      <style:table-properties style:width="7.497cm" table:align="left"/>
    </style:style>
    <style:style style:name="Tabel9.A" style:family="table-column">
      <style:table-column-properties style:column-width="1.341cm"/>
    </style:style>
    <style:style style:name="Tabel9.B" style:family="table-column">
      <style:table-column-properties style:column-width="1.57cm"/>
    </style:style>
    <style:style style:name="Tabel9.C" style:family="table-column">
      <style:table-column-properties style:column-width="1.658cm"/>
    </style:style>
    <style:style style:name="Tabel9.D" style:family="table-column">
      <style:table-column-properties style:column-width="1.446cm"/>
    </style:style>
    <style:style style:name="Tabel9.E" style:family="table-column">
      <style:table-column-properties style:column-width="1.482cm"/>
    </style:style>
    <style:style style:name="Tabel9.A1" style:family="table-cell">
      <style:table-cell-properties fo:padding="0.097cm" fo:border-left="0.05pt solid #000000" fo:border-right="none" fo:border-top="0.05pt solid #000000" fo:border-bottom="0.05pt solid #000000"/>
    </style:style>
    <style:style style:name="Tabel9.E1" style:family="table-cell">
      <style:table-cell-properties fo:padding="0.097cm" fo:border="0.05pt solid #000000"/>
    </style:style>
    <style:style style:name="Tabel10" style:family="table">
      <style:table-properties style:width="7.497cm" table:align="left"/>
    </style:style>
    <style:style style:name="Tabel10.A" style:family="table-column">
      <style:table-column-properties style:column-width="1.341cm"/>
    </style:style>
    <style:style style:name="Tabel10.B" style:family="table-column">
      <style:table-column-properties style:column-width="1.57cm"/>
    </style:style>
    <style:style style:name="Tabel10.C" style:family="table-column">
      <style:table-column-properties style:column-width="1.658cm"/>
    </style:style>
    <style:style style:name="Tabel10.D" style:family="table-column">
      <style:table-column-properties style:column-width="1.446cm"/>
    </style:style>
    <style:style style:name="Tabel10.E" style:family="table-column">
      <style:table-column-properties style:column-width="1.482cm"/>
    </style:style>
    <style:style style:name="Tabel10.A1" style:family="table-cell">
      <style:table-cell-properties fo:padding="0.097cm" fo:border-left="0.05pt solid #000000" fo:border-right="none" fo:border-top="0.05pt solid #000000" fo:border-bottom="0.05pt solid #000000"/>
    </style:style>
    <style:style style:name="Tabel10.E1" style:family="table-cell">
      <style:table-cell-properties fo:padding="0.097cm" fo:border="0.05pt solid #000000"/>
    </style:style>
    <style:style style:name="P1" style:family="paragraph" style:parent-style-name="Standard">
      <style:text-properties fo:font-style="italic" officeooo:rsid="000f3587" officeooo:paragraph-rsid="006469f0" style:font-style-asian="italic" style:font-style-complex="italic"/>
    </style:style>
    <style:style style:name="P2" style:family="paragraph" style:parent-style-name="Standard">
      <style:text-properties style:font-name="SimSun1" fo:font-style="normal" officeooo:rsid="000f3587" officeooo:paragraph-rsid="006469f0" style:font-style-asian="normal" style:font-style-complex="normal"/>
    </style:style>
    <style:style style:name="P3" style:family="paragraph" style:parent-style-name="Standard">
      <style:text-properties style:font-name="SimSun1" fo:font-style="normal" officeooo:rsid="00116149" officeooo:paragraph-rsid="006469f0" style:font-style-asian="normal" style:font-style-complex="normal"/>
    </style:style>
    <style:style style:name="P4" style:family="paragraph" style:parent-style-name="Standard">
      <style:text-properties style:font-name="SimSun1" fo:font-style="normal" officeooo:rsid="002c2cd2" officeooo:paragraph-rsid="006469f0" style:font-style-asian="normal" style:font-style-complex="normal"/>
    </style:style>
    <style:style style:name="P5" style:family="paragraph" style:parent-style-name="Standard">
      <style:text-properties style:font-name="SimSun1" fo:font-style="normal" officeooo:rsid="00362ab6" officeooo:paragraph-rsid="00362ab6" style:font-style-asian="normal" style:font-style-complex="normal"/>
    </style:style>
    <style:style style:name="P6" style:family="paragraph" style:parent-style-name="Standard">
      <style:text-properties style:font-name="SimSun1" fo:font-style="normal" officeooo:rsid="00392feb" officeooo:paragraph-rsid="00392feb" style:font-style-asian="normal" style:font-style-complex="normal"/>
    </style:style>
    <style:style style:name="P7" style:family="paragraph" style:parent-style-name="Standard">
      <style:text-properties style:font-name="SimSun1" fo:font-style="normal" officeooo:rsid="003cbd7f" officeooo:paragraph-rsid="00392feb" style:font-style-asian="normal" style:font-style-complex="normal"/>
    </style:style>
    <style:style style:name="P8" style:family="paragraph" style:parent-style-name="Standard">
      <style:text-properties style:font-name="SimSun1" fo:font-style="normal" officeooo:rsid="002a3052" officeooo:paragraph-rsid="006469f0" style:font-style-asian="normal" style:font-style-complex="normal"/>
    </style:style>
    <style:style style:name="P9" style:family="paragraph" style:parent-style-name="Standard">
      <style:text-properties style:font-name="SimSun1" fo:font-style="normal" officeooo:rsid="003ecd2d" officeooo:paragraph-rsid="006469f0" style:font-style-asian="normal" style:font-style-complex="normal"/>
    </style:style>
    <style:style style:name="P10" style:family="paragraph" style:parent-style-name="Standard">
      <style:text-properties style:font-name="SimSun1" fo:font-style="normal" officeooo:rsid="003e3103" officeooo:paragraph-rsid="003e3103" style:font-style-asian="normal" style:font-style-complex="normal"/>
    </style:style>
    <style:style style:name="P11" style:family="paragraph" style:parent-style-name="Standard">
      <style:text-properties style:font-name="SimSun1" fo:font-style="normal" officeooo:rsid="003e3103" officeooo:paragraph-rsid="006469f0" style:font-style-asian="normal" style:font-style-complex="normal"/>
    </style:style>
    <style:style style:name="P12" style:family="paragraph" style:parent-style-name="Standard">
      <style:text-properties style:font-name="SimSun1" fo:font-style="normal" officeooo:rsid="0044f613" officeooo:paragraph-rsid="003e3103" style:font-style-asian="normal" style:font-style-complex="normal"/>
    </style:style>
    <style:style style:name="P13" style:family="paragraph" style:parent-style-name="Standard">
      <style:text-properties style:font-name="SimSun1" fo:font-style="normal" officeooo:rsid="002a8a89" officeooo:paragraph-rsid="006469f0" style:font-style-asian="normal" style:font-style-complex="normal"/>
    </style:style>
    <style:style style:name="P14" style:family="paragraph" style:parent-style-name="Standard">
      <style:text-properties style:font-name="SimSun1" fo:font-style="normal" officeooo:rsid="0010f6b7" officeooo:paragraph-rsid="006469f0" style:font-style-asian="normal" style:font-style-complex="normal"/>
    </style:style>
    <style:style style:name="P15" style:family="paragraph" style:parent-style-name="Standard">
      <style:text-properties style:font-name="SimSun1" fo:font-style="normal" officeooo:rsid="0014f233" officeooo:paragraph-rsid="006469f0" style:font-style-asian="normal" style:font-style-complex="normal"/>
    </style:style>
    <style:style style:name="P16" style:family="paragraph" style:parent-style-name="Standard">
      <style:text-properties style:font-name="SimSun1" fo:font-style="normal" officeooo:rsid="001a1ee1" officeooo:paragraph-rsid="006469f0" style:font-style-asian="normal" style:font-style-complex="normal"/>
    </style:style>
    <style:style style:name="P17" style:family="paragraph" style:parent-style-name="Standard">
      <style:text-properties style:font-name="SimSun1" fo:font-style="normal" officeooo:rsid="0055b94b" officeooo:paragraph-rsid="006469f0" style:font-style-asian="normal" style:font-style-complex="normal"/>
    </style:style>
    <style:style style:name="P18" style:family="paragraph" style:parent-style-name="Standard">
      <style:text-properties style:font-name="SimSun1" fo:font-style="normal" officeooo:rsid="0024ee53" officeooo:paragraph-rsid="006469f0" style:font-style-asian="normal" style:font-style-complex="normal"/>
    </style:style>
    <style:style style:name="P19" style:family="paragraph" style:parent-style-name="Standard">
      <style:text-properties style:font-name="SimSun1" fo:font-style="normal" officeooo:rsid="0044e132" officeooo:paragraph-rsid="006469f0" style:font-style-asian="normal" style:font-style-complex="normal"/>
    </style:style>
    <style:style style:name="P20" style:family="paragraph" style:parent-style-name="Standard">
      <style:text-properties style:font-name="SimSun1" fo:font-style="normal" officeooo:rsid="00597d41" officeooo:paragraph-rsid="006469f0" style:font-style-asian="normal" style:font-style-complex="normal"/>
    </style:style>
    <style:style style:name="P21" style:family="paragraph" style:parent-style-name="Standard">
      <style:text-properties style:font-name="SimSun1" fo:font-style="normal" officeooo:rsid="002b9427" officeooo:paragraph-rsid="006469f0" style:font-style-asian="normal" style:font-style-complex="normal"/>
    </style:style>
    <style:style style:name="P22" style:family="paragraph" style:parent-style-name="Standard">
      <style:text-properties style:font-name="SimSun1" fo:font-style="normal" officeooo:rsid="0067c5d7" officeooo:paragraph-rsid="006aab91" style:font-style-asian="normal" style:font-style-complex="normal"/>
    </style:style>
    <style:style style:name="P23" style:family="paragraph" style:parent-style-name="Standard">
      <style:text-properties style:font-name="SimSun1" fo:font-style="normal" officeooo:rsid="006aab91" officeooo:paragraph-rsid="006aab91" style:font-style-asian="normal" style:font-style-complex="normal"/>
    </style:style>
    <style:style style:name="P24" style:family="paragraph" style:parent-style-name="Standard">
      <style:text-properties style:font-name="SimSun1" fo:font-style="normal" officeooo:rsid="006aab91" officeooo:paragraph-rsid="0070b4df" style:font-style-asian="normal" style:font-style-complex="normal"/>
    </style:style>
    <style:style style:name="P25" style:family="paragraph" style:parent-style-name="Standard">
      <style:text-properties style:font-name="SimSun1" fo:font-style="normal" officeooo:rsid="006aab91" officeooo:paragraph-rsid="00750e0c" style:font-style-asian="normal" style:font-style-complex="normal"/>
    </style:style>
    <style:style style:name="P26" style:family="paragraph" style:parent-style-name="Standard">
      <style:text-properties style:font-name="SimSun1" fo:font-style="normal" officeooo:rsid="006aab91" officeooo:paragraph-rsid="0084ac08" style:font-style-asian="normal" style:font-style-complex="normal"/>
    </style:style>
    <style:style style:name="P27" style:family="paragraph" style:parent-style-name="Standard">
      <style:text-properties style:font-name="SimSun1" fo:font-style="normal" officeooo:rsid="006e6fbd" officeooo:paragraph-rsid="006e6fbd" style:font-style-asian="normal" style:font-style-complex="normal"/>
    </style:style>
    <style:style style:name="P28" style:family="paragraph" style:parent-style-name="Standard">
      <style:text-properties style:font-name="SimSun1" fo:font-style="normal" officeooo:rsid="006e6fbd" officeooo:paragraph-rsid="00750e0c" style:font-style-asian="normal" style:font-style-complex="normal"/>
    </style:style>
    <style:style style:name="P29" style:family="paragraph" style:parent-style-name="Standard">
      <style:text-properties style:font-name="SimSun1" fo:font-style="normal" officeooo:rsid="006e6fbd" officeooo:paragraph-rsid="0084ac08" style:font-style-asian="normal" style:font-style-complex="normal"/>
    </style:style>
    <style:style style:name="P30" style:family="paragraph" style:parent-style-name="Standard">
      <style:text-properties style:font-name="SimSun1" fo:font-style="normal" officeooo:rsid="0066983f" officeooo:paragraph-rsid="006e6fbd" style:font-style-asian="normal" style:font-style-complex="normal"/>
    </style:style>
    <style:style style:name="P31" style:family="paragraph" style:parent-style-name="Standard">
      <style:text-properties style:font-name="SimSun1" fo:font-style="normal" officeooo:rsid="0077d37b" officeooo:paragraph-rsid="0077d37b" style:font-style-asian="normal" style:font-style-complex="normal"/>
    </style:style>
    <style:style style:name="P32" style:family="paragraph" style:parent-style-name="Standard">
      <style:text-properties style:font-name="SimSun1" fo:font-style="normal" officeooo:rsid="007bc343" officeooo:paragraph-rsid="007dc202" style:font-style-asian="normal" style:font-style-complex="normal"/>
    </style:style>
    <style:style style:name="P33" style:family="paragraph" style:parent-style-name="Standard">
      <style:text-properties style:font-name="SimSun1" fo:font-style="normal" officeooo:rsid="007bc343" officeooo:paragraph-rsid="00815e07" style:font-style-asian="normal" style:font-style-complex="normal"/>
    </style:style>
    <style:style style:name="P34" style:family="paragraph" style:parent-style-name="Standard">
      <style:text-properties style:font-name="SimSun1" fo:font-style="normal" officeooo:rsid="007bc343" officeooo:paragraph-rsid="007eb712" style:font-style-asian="normal" style:font-style-complex="normal"/>
    </style:style>
    <style:style style:name="P35" style:family="paragraph" style:parent-style-name="Standard">
      <style:text-properties style:font-name="SimSun1" fo:font-style="normal" officeooo:rsid="007eb712" officeooo:paragraph-rsid="007eb712" style:font-style-asian="normal" style:font-style-complex="normal"/>
    </style:style>
    <style:style style:name="P36" style:family="paragraph" style:parent-style-name="Standard">
      <style:text-properties style:font-name="SimSun1" fo:font-style="normal" officeooo:rsid="00750e0c" officeooo:paragraph-rsid="00750e0c" style:font-style-asian="normal" style:font-style-complex="normal"/>
    </style:style>
    <style:style style:name="P37" style:family="paragraph" style:parent-style-name="Standard">
      <style:text-properties style:font-name="SimSun1" fo:font-style="normal" officeooo:rsid="00746712" officeooo:paragraph-rsid="00750e0c" style:font-style-asian="normal" style:font-style-complex="normal"/>
    </style:style>
    <style:style style:name="P38" style:family="paragraph" style:parent-style-name="Standard">
      <style:text-properties style:font-name="SimSun1" fo:font-style="normal" officeooo:rsid="0082876f" officeooo:paragraph-rsid="00815e07" style:font-style-asian="normal" style:font-style-complex="normal"/>
    </style:style>
    <style:style style:name="P39" style:family="paragraph" style:parent-style-name="Standard">
      <style:text-properties style:font-name="SimSun1" fo:font-style="normal" officeooo:rsid="008d020c" officeooo:paragraph-rsid="008d020c" style:font-style-asian="normal" style:font-style-complex="normal"/>
    </style:style>
    <style:style style:name="P40" style:family="paragraph" style:parent-style-name="Standard">
      <style:text-properties style:font-name="SimSun1" fo:font-style="normal" style:text-underline-style="solid" style:text-underline-width="auto" style:text-underline-color="font-color" fo:font-weight="bold" officeooo:rsid="000f3587" officeooo:paragraph-rsid="006469f0" style:font-style-asian="normal" style:font-weight-asian="bold" style:font-style-complex="normal" style:font-weight-complex="bold"/>
    </style:style>
    <style:style style:name="P41" style:family="paragraph" style:parent-style-name="Standard">
      <style:text-properties style:font-name="SimSun1" fo:font-style="normal" style:text-underline-style="solid" style:text-underline-width="auto" style:text-underline-color="font-color" fo:font-weight="bold" officeooo:rsid="0010f6b7" officeooo:paragraph-rsid="006469f0" style:font-style-asian="normal" style:font-weight-asian="bold" style:font-style-complex="normal" style:font-weight-complex="bold"/>
    </style:style>
    <style:style style:name="P42" style:family="paragraph" style:parent-style-name="Standard">
      <style:text-properties style:font-name="SimSun1" fo:font-style="normal" style:text-underline-style="solid" style:text-underline-width="auto" style:text-underline-color="font-color" fo:font-weight="bold" officeooo:rsid="003f3d7a" officeooo:paragraph-rsid="006469f0" style:font-style-asian="normal" style:font-weight-asian="bold" style:font-style-complex="normal" style:font-weight-complex="bold"/>
    </style:style>
    <style:style style:name="P43" style:family="paragraph" style:parent-style-name="Standard">
      <style:text-properties style:font-name="SimSun1" fo:font-style="normal" style:text-underline-style="solid" style:text-underline-width="auto" style:text-underline-color="font-color" fo:font-weight="bold" officeooo:rsid="003f3d7a" officeooo:paragraph-rsid="0066983f" style:font-style-asian="normal" style:font-weight-asian="bold" style:font-style-complex="normal" style:font-weight-complex="bold"/>
    </style:style>
    <style:style style:name="P44" style:family="paragraph" style:parent-style-name="Standard">
      <style:text-properties style:font-name="SimSun1" fo:font-style="normal" style:text-underline-style="solid" style:text-underline-width="auto" style:text-underline-color="font-color" fo:font-weight="bold" officeooo:rsid="0077d37b" officeooo:paragraph-rsid="0077d37b" style:font-style-asian="normal" style:font-weight-asian="bold" style:font-style-complex="normal" style:font-weight-complex="bold"/>
    </style:style>
    <style:style style:name="P45" style:family="paragraph" style:parent-style-name="Standard">
      <style:text-properties style:font-name="SimSun1" fo:font-style="normal" style:text-underline-style="solid" style:text-underline-width="auto" style:text-underline-color="font-color" fo:font-weight="bold" officeooo:rsid="007bc343" officeooo:paragraph-rsid="007bc343" style:font-style-asian="normal" style:font-weight-asian="bold" style:font-style-complex="normal" style:font-weight-complex="bold"/>
    </style:style>
    <style:style style:name="P46" style:family="paragraph" style:parent-style-name="Standard">
      <style:text-properties style:font-name="SimSun1" fo:font-style="normal" style:text-underline-style="solid" style:text-underline-width="auto" style:text-underline-color="font-color" fo:font-weight="bold" officeooo:rsid="008d020c" officeooo:paragraph-rsid="008d020c" style:font-style-asian="normal" style:font-weight-asian="bold" style:font-style-complex="normal" style:font-weight-complex="bold"/>
    </style:style>
    <style:style style:name="P47" style:family="paragraph" style:parent-style-name="Standard">
      <style:text-properties style:font-name="SimSun1" fo:font-style="normal" style:text-underline-style="solid" style:text-underline-width="auto" style:text-underline-color="font-color" officeooo:rsid="0014f233" officeooo:paragraph-rsid="006469f0" style:font-style-asian="normal" style:font-style-complex="normal"/>
    </style:style>
    <style:style style:name="P48" style:family="paragraph" style:parent-style-name="Standard">
      <style:text-properties style:font-name="SimSun1" fo:font-style="normal" style:text-underline-style="solid" style:text-underline-width="auto" style:text-underline-color="font-color" officeooo:rsid="004afc05" officeooo:paragraph-rsid="006469f0" style:font-style-asian="normal" style:font-style-complex="normal"/>
    </style:style>
    <style:style style:name="P49" style:family="paragraph" style:parent-style-name="Standard">
      <style:text-properties style:font-name="SimSun1" fo:font-style="normal" style:text-underline-style="solid" style:text-underline-width="auto" style:text-underline-color="font-color" officeooo:rsid="004c617d" officeooo:paragraph-rsid="006469f0" style:font-style-asian="normal" style:font-style-complex="normal"/>
    </style:style>
    <style:style style:name="P50" style:family="paragraph" style:parent-style-name="Standard">
      <style:text-properties style:font-name="SimSun1" fo:font-style="normal" style:text-underline-style="solid" style:text-underline-width="auto" style:text-underline-color="font-color" officeooo:rsid="004e6f31" officeooo:paragraph-rsid="006469f0" style:font-style-asian="normal" style:font-style-complex="normal"/>
    </style:style>
    <style:style style:name="P51" style:family="paragraph" style:parent-style-name="Standard">
      <style:text-properties style:font-name="SimSun1" fo:font-style="normal" style:text-underline-style="solid" style:text-underline-width="auto" style:text-underline-color="font-color" officeooo:rsid="00597d41" officeooo:paragraph-rsid="006469f0" style:font-style-asian="normal" style:font-style-complex="normal"/>
    </style:style>
    <style:style style:name="P52" style:family="paragraph" style:parent-style-name="Standard">
      <style:text-properties style:font-name="SimSun1" fo:font-style="normal" style:text-underline-style="solid" style:text-underline-width="auto" style:text-underline-color="font-color" officeooo:rsid="003f3d7a" officeooo:paragraph-rsid="006469f0" style:font-style-asian="normal" style:font-style-complex="normal"/>
    </style:style>
    <style:style style:name="P53" style:family="paragraph" style:parent-style-name="Standard">
      <style:text-properties style:font-name="SimSun1" fo:font-style="normal" style:text-underline-style="solid" style:text-underline-width="auto" style:text-underline-color="font-color" officeooo:rsid="00525917" officeooo:paragraph-rsid="006469f0" style:font-style-asian="normal" style:font-style-complex="normal"/>
    </style:style>
    <style:style style:name="P54" style:family="paragraph" style:parent-style-name="Standard">
      <style:text-properties style:font-name="SimSun1" fo:font-style="normal" style:text-underline-style="solid" style:text-underline-width="auto" style:text-underline-color="font-color" fo:font-weight="normal" officeooo:rsid="003f3d7a" officeooo:paragraph-rsid="0066983f" style:font-style-asian="normal" style:font-weight-asian="normal" style:font-style-complex="normal" style:font-weight-complex="normal"/>
    </style:style>
    <style:style style:name="P55" style:family="paragraph" style:parent-style-name="Standard">
      <style:text-properties style:font-name="SimSun1" fo:font-style="normal" style:text-underline-style="none" officeooo:rsid="00362ab6" officeooo:paragraph-rsid="006469f0" style:font-style-asian="normal" style:font-style-complex="normal"/>
    </style:style>
    <style:style style:name="P56" style:family="paragraph" style:parent-style-name="Standard">
      <style:text-properties style:font-name="SimSun1" fo:font-style="normal" style:text-underline-style="none" officeooo:rsid="0041a2be" officeooo:paragraph-rsid="006469f0" style:font-style-asian="normal" style:font-style-complex="normal"/>
    </style:style>
    <style:style style:name="P57" style:family="paragraph" style:parent-style-name="Standard">
      <style:text-properties style:font-name="SimSun1" fo:font-style="normal" style:text-underline-style="none" officeooo:rsid="004c617d" officeooo:paragraph-rsid="006469f0" style:font-style-asian="normal" style:font-style-complex="normal"/>
    </style:style>
    <style:style style:name="P58" style:family="paragraph" style:parent-style-name="Standard">
      <style:text-properties style:font-name="SimSun1" fo:font-style="normal" style:text-underline-style="none" officeooo:rsid="004d8f4c" officeooo:paragraph-rsid="006469f0" style:font-style-asian="normal" style:font-style-complex="normal"/>
    </style:style>
    <style:style style:name="P59" style:family="paragraph" style:parent-style-name="Standard">
      <style:text-properties style:font-name="SimSun1" fo:font-style="normal" style:text-underline-style="none" officeooo:rsid="004e6f31" officeooo:paragraph-rsid="006469f0" style:font-style-asian="normal" style:font-style-complex="normal"/>
    </style:style>
    <style:style style:name="P60" style:family="paragraph" style:parent-style-name="Standard">
      <style:text-properties style:font-name="SimSun1" fo:font-style="normal" style:text-underline-style="none" officeooo:rsid="0010f6b7" officeooo:paragraph-rsid="006469f0" style:font-style-asian="normal" style:font-style-complex="normal"/>
    </style:style>
    <style:style style:name="P61" style:family="paragraph" style:parent-style-name="Standard">
      <style:text-properties style:font-name="SimSun1" fo:font-style="normal" style:text-underline-style="none" officeooo:rsid="005a47e1" officeooo:paragraph-rsid="006469f0" style:font-style-asian="normal" style:font-style-complex="normal"/>
    </style:style>
    <style:style style:name="P62" style:family="paragraph" style:parent-style-name="Standard">
      <style:text-properties style:font-name="SimSun1" fo:font-style="normal" style:text-underline-style="none" officeooo:rsid="004e65e8" officeooo:paragraph-rsid="006469f0" style:font-style-asian="normal" style:font-style-complex="normal"/>
    </style:style>
    <style:style style:name="P63" style:family="paragraph" style:parent-style-name="Standard">
      <style:text-properties style:font-name="SimSun1" fo:font-style="normal" style:text-underline-style="none" officeooo:rsid="004f454d" officeooo:paragraph-rsid="006469f0" style:font-style-asian="normal" style:font-style-complex="normal"/>
    </style:style>
    <style:style style:name="P64" style:family="paragraph" style:parent-style-name="Standard">
      <style:text-properties style:font-name="SimSun1" fo:font-style="normal" style:text-underline-style="none" officeooo:rsid="005de4b5" officeooo:paragraph-rsid="006469f0" style:font-style-asian="normal" style:font-style-complex="normal"/>
    </style:style>
    <style:style style:name="P65" style:family="paragraph" style:parent-style-name="Standard">
      <style:text-properties style:font-name="SimSun1" fo:font-style="normal" style:text-underline-style="none" officeooo:rsid="0065e251" officeooo:paragraph-rsid="006469f0" style:font-style-asian="normal" style:font-style-complex="normal"/>
    </style:style>
    <style:style style:name="P66" style:family="paragraph" style:parent-style-name="Standard">
      <style:text-properties style:font-name="SimSun1" fo:font-style="normal" style:text-underline-style="none" officeooo:rsid="00771e28" officeooo:paragraph-rsid="00771e28" style:font-style-asian="normal" style:font-style-complex="normal"/>
    </style:style>
    <style:style style:name="P67" style:family="paragraph" style:parent-style-name="Standard">
      <style:text-properties style:font-name="SimSun1" fo:font-style="normal" style:text-underline-style="none" fo:font-weight="normal" officeooo:rsid="0066983f" officeooo:paragraph-rsid="0066983f" style:font-style-asian="normal" style:font-weight-asian="normal" style:font-style-complex="normal" style:font-weight-complex="normal"/>
    </style:style>
    <style:style style:name="P68" style:family="paragraph" style:parent-style-name="Standard">
      <style:text-properties style:font-name="SimSun1" fo:font-style="normal" style:text-underline-style="none" fo:font-weight="normal" officeooo:rsid="006aab91" officeooo:paragraph-rsid="006469f0" style:font-style-asian="normal" style:font-weight-asian="normal" style:font-style-complex="normal" style:font-weight-complex="normal"/>
    </style:style>
    <style:style style:name="P69" style:family="paragraph" style:parent-style-name="Standard">
      <style:text-properties style:font-name="SimSun1" fo:font-style="normal" style:text-underline-style="none" fo:font-weight="normal" officeooo:rsid="00750e0c" officeooo:paragraph-rsid="00750e0c" style:font-style-asian="normal" style:font-weight-asian="normal" style:font-style-complex="normal" style:font-weight-complex="normal"/>
    </style:style>
    <style:style style:name="P70" style:family="paragraph" style:parent-style-name="Standard">
      <style:text-properties style:font-name="SimSun1" fo:font-style="normal" style:text-underline-style="none" fo:font-weight="bold" officeooo:rsid="0067c5d7" officeooo:paragraph-rsid="006aab91" style:font-style-asian="normal" style:font-weight-asian="bold" style:font-style-complex="normal" style:font-weight-complex="bold"/>
    </style:style>
    <style:style style:name="P71" style:family="paragraph" style:parent-style-name="Standard">
      <style:text-properties style:font-name="SimSun1" fo:font-style="normal" fo:font-weight="bold" officeooo:rsid="0077fa45" officeooo:paragraph-rsid="0077fa45" style:font-style-asian="normal" style:font-weight-asian="bold" style:font-style-complex="normal" style:font-weight-complex="bold"/>
    </style:style>
    <style:style style:name="P72" style:family="paragraph" style:parent-style-name="Standard">
      <style:text-properties style:font-name="SimSun1" fo:font-style="normal" fo:font-weight="bold" officeooo:rsid="0077d37b" officeooo:paragraph-rsid="007bc343" style:font-style-asian="normal" style:font-weight-asian="bold" style:font-style-complex="normal" style:font-weight-complex="bold"/>
    </style:style>
    <style:style style:name="P73" style:family="paragraph" style:parent-style-name="Standard">
      <style:text-properties style:font-name="SimSun1" fo:font-style="italic" officeooo:rsid="0055b94b" officeooo:paragraph-rsid="006469f0" style:font-style-asian="italic" style:font-style-complex="italic"/>
    </style:style>
    <style:style style:name="P74" style:family="paragraph" style:parent-style-name="Standard">
      <style:text-properties style:font-name="SimSun1" fo:font-style="italic" officeooo:rsid="00261609" officeooo:paragraph-rsid="0024ee53" style:font-style-asian="italic" style:font-style-complex="italic"/>
    </style:style>
    <style:style style:name="P75" style:family="paragraph" style:parent-style-name="Standard">
      <style:text-properties style:font-name="SimSun1" fo:font-style="italic" style:text-underline-style="none" fo:font-weight="normal" officeooo:rsid="00750e0c" officeooo:paragraph-rsid="00750e0c" style:font-style-asian="italic" style:font-weight-asian="normal" style:font-style-complex="italic" style:font-weight-complex="normal"/>
    </style:style>
    <style:style style:name="P76" style:family="paragraph" style:parent-style-name="Standard">
      <style:text-properties style:font-name="SimSun1" fo:font-style="italic" style:text-underline-style="none" officeooo:rsid="006e6fbd" officeooo:paragraph-rsid="006e6fbd" style:font-style-asian="italic" style:font-style-complex="italic"/>
    </style:style>
    <style:style style:name="P77" style:family="paragraph" style:parent-style-name="Standard">
      <style:text-properties style:font-name="SimSun1" fo:font-style="italic" style:text-underline-style="solid" style:text-underline-width="auto" style:text-underline-color="font-color" officeooo:rsid="006e6fbd" officeooo:paragraph-rsid="006e6fbd" style:font-style-asian="italic" style:font-style-complex="italic"/>
    </style:style>
    <style:style style:name="P78" style:family="paragraph" style:parent-style-name="Standard">
      <style:text-properties style:font-name="SimSun1" fo:font-size="8pt" fo:font-style="normal" officeooo:rsid="0077d37b" officeooo:paragraph-rsid="0077d37b" style:font-size-asian="8pt" style:font-style-asian="normal" style:font-size-complex="8pt" style:font-style-complex="normal"/>
    </style:style>
    <style:style style:name="P79" style:family="paragraph" style:parent-style-name="Standard">
      <style:text-properties style:font-name="SimSun1" fo:font-size="8pt" fo:font-style="normal" fo:font-weight="bold" officeooo:rsid="0077d37b" officeooo:paragraph-rsid="0077d37b" style:font-size-asian="8pt" style:font-style-asian="normal" style:font-weight-asian="bold" style:font-size-complex="8pt" style:font-style-complex="normal" style:font-weight-complex="bold"/>
    </style:style>
    <style:style style:name="P80" style:family="paragraph" style:parent-style-name="Standard">
      <style:paragraph-properties fo:text-align="start" style:justify-single-word="false"/>
      <style:text-properties style:font-name="SimSun1" fo:font-size="12pt" style:font-size-asian="12pt" style:font-size-complex="12pt"/>
    </style:style>
    <style:style style:name="P81" style:family="paragraph" style:parent-style-name="Standard">
      <style:paragraph-properties fo:text-align="start" style:justify-single-word="false"/>
      <style:text-properties style:font-name="SimSun1" fo:font-size="12pt" officeooo:rsid="007bc343" officeooo:paragraph-rsid="007bc343" style:font-size-asian="12pt" style:font-size-complex="12pt"/>
    </style:style>
    <style:style style:name="P82" style:family="paragraph" style:parent-style-name="Standard">
      <style:text-properties fo:color="#000000" style:font-name="SimSun1" fo:font-size="12pt" fo:font-style="normal" fo:font-weight="bold" officeooo:rsid="0077d37b" officeooo:paragraph-rsid="0077d37b" style:font-size-asian="12pt" style:font-style-asian="normal" style:font-weight-asian="bold" style:font-size-complex="12pt" style:font-style-complex="normal"/>
    </style:style>
    <style:style style:name="P83" style:family="paragraph" style:parent-style-name="Standard">
      <style:paragraph-properties fo:text-align="start" style:justify-single-word="false"/>
      <style:text-properties fo:color="#000000" style:font-name="SimSun1" fo:font-size="12pt" style:font-size-asian="12pt" style:font-size-complex="12pt"/>
    </style:style>
    <style:style style:name="P84" style:family="paragraph" style:parent-style-name="Standard">
      <style:paragraph-properties fo:text-align="start" style:justify-single-word="false"/>
      <style:text-properties fo:color="#000000" style:font-name="SimSun1" fo:font-size="12pt" officeooo:rsid="0077fa45" officeooo:paragraph-rsid="0077fa45" style:font-size-asian="12pt" style:font-size-complex="12pt"/>
    </style:style>
    <style:style style:name="P85" style:family="paragraph" style:parent-style-name="Standard">
      <style:paragraph-properties fo:text-align="start" style:justify-single-word="false"/>
      <style:text-properties fo:color="#000000" style:font-name="SimSun1" fo:font-size="12pt" fo:font-weight="bold" style:font-size-asian="12pt" style:font-weight-asian="bold" style:font-size-complex="12pt"/>
    </style:style>
    <style:style style:name="P86" style:family="paragraph" style:parent-style-name="Standard">
      <style:paragraph-properties fo:text-align="start" style:justify-single-word="false"/>
      <style:text-properties fo:color="#000000" style:font-name="SimSun1" fo:font-size="12pt" fo:font-weight="bold" officeooo:rsid="0077fa45" officeooo:paragraph-rsid="0077fa45" style:font-size-asian="12pt" style:font-weight-asian="bold" style:font-size-complex="12pt"/>
    </style:style>
    <style:style style:name="P87" style:family="paragraph" style:parent-style-name="Standard">
      <style:paragraph-properties fo:text-align="start" style:justify-single-word="false"/>
      <style:text-properties fo:color="#000000" style:font-name="SimSun1" fo:font-size="12pt" fo:font-weight="bold" officeooo:rsid="008f0863" style:font-size-asian="12pt" style:font-weight-asian="bold" style:font-size-complex="12pt"/>
    </style:style>
    <style:style style:name="P88" style:family="paragraph" style:parent-style-name="Standard">
      <style:paragraph-properties fo:text-align="start" style:justify-single-word="false"/>
      <style:text-properties fo:color="#808080" style:font-name="SimSun1" fo:font-size="12pt" officeooo:rsid="0077fa45" style:font-size-asian="12pt" style:font-size-complex="12pt"/>
    </style:style>
    <style:style style:name="P89" style:family="paragraph" style:parent-style-name="Standard">
      <style:paragraph-properties fo:text-align="start" style:justify-single-word="false"/>
      <style:text-properties fo:color="#808080" style:font-name="SimSun1" fo:font-size="12pt" style:font-size-asian="12pt" style:font-size-complex="12pt"/>
    </style:style>
    <style:style style:name="P90" style:family="paragraph" style:parent-style-name="Text_20_body">
      <style:text-properties fo:font-size="8pt" style:font-size-asian="8pt" style:font-size-complex="8pt"/>
    </style:style>
    <style:style style:name="P91" style:family="paragraph" style:parent-style-name="Text_20_body">
      <style:paragraph-properties fo:text-align="start" style:justify-single-word="false"/>
      <style:text-properties fo:font-size="8pt" style:font-size-asian="8pt" style:font-size-complex="8pt"/>
    </style:style>
    <style:style style:name="P92" style:family="paragraph" style:parent-style-name="Table_20_Contents">
      <style:text-properties fo:font-size="8pt" style:font-size-asian="8pt" style:font-size-complex="8pt"/>
    </style:style>
    <style:style style:name="P93" style:family="paragraph" style:parent-style-name="Table_20_Contents">
      <style:paragraph-properties fo:text-align="center" style:justify-single-word="false"/>
      <style:text-properties fo:font-size="8pt" style:font-size-asian="8pt" style:font-size-complex="8pt"/>
    </style:style>
    <style:style style:name="P94" style:family="paragraph" style:parent-style-name="Table_20_Contents">
      <style:text-properties fo:font-size="8pt" style:text-underline-style="solid" style:text-underline-width="auto" style:text-underline-color="font-color" style:font-size-asian="8pt" style:font-size-complex="8pt"/>
    </style:style>
    <style:style style:name="P95" style:family="paragraph" style:parent-style-name="Table_20_Contents">
      <style:text-properties style:font-name="SimSun1"/>
    </style:style>
    <style:style style:name="P96" style:family="paragraph" style:parent-style-name="Table_20_Contents">
      <style:text-properties style:font-name="SimSun1" officeooo:rsid="0089bd8a"/>
    </style:style>
    <style:style style:name="P97" style:family="paragraph" style:parent-style-name="Table_20_Contents">
      <style:text-properties style:font-name="SimSun1" officeooo:rsid="0089bd8a" officeooo:paragraph-rsid="0089bd8a"/>
    </style:style>
    <style:style style:name="P98" style:family="paragraph" style:parent-style-name="Table_20_Contents">
      <style:text-properties style:font-name="SimSun1" officeooo:rsid="008d020c" officeooo:paragraph-rsid="008d020c"/>
    </style:style>
    <style:style style:name="P99" style:family="paragraph" style:parent-style-name="Heading_20_2">
      <style:text-properties fo:font-size="8pt" style:font-size-asian="8pt" style:font-size-complex="8pt"/>
    </style:style>
    <style:style style:name="P100" style:family="paragraph" style:parent-style-name="Preformatted_20_Text">
      <style:paragraph-properties fo:margin-top="0cm" fo:margin-bottom="0.499cm" style:contextual-spacing="false"/>
      <style:text-properties fo:font-size="8pt" style:font-size-asian="8pt" style:font-size-complex="8pt"/>
    </style:style>
    <style:style style:name="P101" style:family="paragraph" style:parent-style-name="Heading_20_1">
      <style:text-properties fo:font-size="8pt" style:font-size-asian="8pt" style:font-size-complex="8pt"/>
    </style:style>
    <style:style style:name="P102" style:family="paragraph" style:parent-style-name="Standard" style:master-page-name="Standard">
      <style:paragraph-properties style:page-number="auto"/>
      <style:text-properties fo:font-style="italic" officeooo:rsid="000f3587" officeooo:paragraph-rsid="006469f0" style:font-style-asian="italic" style:font-style-complex="italic"/>
    </style:style>
    <style:style style:name="P103" style:family="paragraph" style:parent-style-name="Standard">
      <style:text-properties style:font-name="SimSun1" fo:font-style="normal" officeooo:rsid="0077d37b" officeooo:paragraph-rsid="0077d37b" style:font-style-asian="normal" style:font-style-complex="normal"/>
    </style:style>
    <style:style style:name="P104" style:family="paragraph" style:parent-style-name="Standard">
      <style:text-properties style:font-name="SimSun1" fo:font-style="normal" officeooo:rsid="0093835f" officeooo:paragraph-rsid="0093835f" style:font-style-asian="normal" style:font-style-complex="normal"/>
    </style:style>
    <style:style style:name="P105" style:family="paragraph" style:parent-style-name="Standard">
      <style:text-properties style:font-name="SimSun1" fo:font-style="normal" style:text-underline-style="solid" style:text-underline-width="auto" style:text-underline-color="font-color" fo:font-weight="bold" officeooo:rsid="007bc343" officeooo:paragraph-rsid="007bc343"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style:font-name="SimSun1" fo:font-size="12pt" fo:font-weight="normal" officeooo:rsid="00969a39" officeooo:paragraph-rsid="00969a39"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fo:color="#000000" style:font-name="SimSun1" fo:font-size="12pt" fo:font-style="italic" fo:font-weight="bold" officeooo:rsid="008f0863" officeooo:paragraph-rsid="008f0863" style:font-size-asian="12pt" style:font-style-asian="italic" style:font-weight-asian="bold" style:font-size-complex="12pt" style:font-style-complex="italic"/>
    </style:style>
    <style:style style:name="P108" style:family="paragraph" style:parent-style-name="Standard">
      <style:paragraph-properties fo:text-align="start" style:justify-single-word="false"/>
      <style:text-properties fo:color="#000000" style:font-name="SimSun1" fo:font-size="12pt" fo:font-style="italic" fo:font-weight="bold" officeooo:rsid="00932fbd" officeooo:paragraph-rsid="00932fbd" style:font-size-asian="12pt" style:font-style-asian="italic" style:font-weight-asian="bold" style:font-size-complex="12pt" style:font-style-complex="italic"/>
    </style:style>
    <style:style style:name="P109" style:family="paragraph" style:parent-style-name="Standard">
      <style:paragraph-properties fo:text-align="start" style:justify-single-word="false"/>
      <style:text-properties fo:color="#000000" style:font-name="SimSun1" fo:font-size="12pt" fo:font-weight="normal" officeooo:rsid="008f0863" officeooo:paragraph-rsid="008f4826"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fo:color="#000000" style:font-name="SimSun1" fo:font-size="12pt" fo:font-weight="normal" officeooo:rsid="0092af37" officeooo:paragraph-rsid="0092af37"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color="#000000" style:font-name="SimSun1" fo:font-size="12pt" fo:font-weight="normal" officeooo:rsid="0092af37" officeooo:paragraph-rsid="00932fbd"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color="#000000" style:font-name="SimSun1" fo:font-size="12pt" fo:font-weight="normal" officeooo:rsid="00969a39" officeooo:paragraph-rsid="00969a39" style:font-size-asian="12pt" style:font-weight-asian="normal" style:font-size-complex="12pt" style:font-weight-complex="normal"/>
    </style:style>
    <style:style style:name="P113" style:family="paragraph" style:parent-style-name="Standard">
      <style:paragraph-properties fo:text-align="start" style:justify-single-word="false"/>
      <style:text-properties fo:color="#000000" style:font-name="SimSun1" fo:font-size="12pt" fo:font-weight="normal" officeooo:paragraph-rsid="008f4826" style:font-size-asian="12pt" style:font-weight-asian="normal" style:font-size-complex="12pt"/>
    </style:style>
    <style:style style:name="P114" style:family="paragraph" style:parent-style-name="Standard">
      <style:paragraph-properties fo:text-align="start" style:justify-single-word="false"/>
      <style:text-properties fo:color="#000000" style:font-name="SimSun1" fo:font-size="12pt" officeooo:rsid="0077fa45" officeooo:paragraph-rsid="0077fa45" style:font-size-asian="12pt" style:font-size-complex="12pt"/>
    </style:style>
    <style:style style:name="P115" style:family="paragraph" style:parent-style-name="Standard">
      <style:paragraph-properties fo:text-align="start" style:justify-single-word="false"/>
      <style:text-properties fo:color="#000000" style:font-name="SimSun1" fo:font-size="12pt" fo:font-weight="bold" officeooo:rsid="00969a39" officeooo:paragraph-rsid="00969a39"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SimSun1" fo:font-size="12pt" officeooo:rsid="00932fbd" officeooo:paragraph-rsid="00932fbd" style:font-size-asian="12pt" style:font-size-complex="12pt"/>
    </style:style>
    <style:style style:name="P117" style:family="paragraph" style:parent-style-name="Table_20_Contents">
      <style:text-properties style:font-name="SimSun1" officeooo:rsid="0093835f" officeooo:paragraph-rsid="0093835f"/>
    </style:style>
    <style:style style:name="P118" style:family="paragraph" style:parent-style-name="Text_20_body" style:list-style-name="L1">
      <style:paragraph-properties style:line-height-at-least="0.529cm"/>
      <style:text-properties fo:font-size="8pt" style:font-size-asian="8pt" style:font-size-complex="8pt"/>
    </style:style>
    <style:style style:name="P119" style:family="paragraph" style:parent-style-name="Text_20_body" style:list-style-name="L2">
      <style:paragraph-properties style:line-height-at-least="0.529cm"/>
      <style:text-properties fo:font-size="8pt" style:font-size-asian="8pt" style:font-size-complex="8pt"/>
    </style:style>
    <style:style style:name="P120" style:family="paragraph" style:parent-style-name="Text_20_body" style:list-style-name="L3">
      <style:paragraph-properties style:line-height-at-least="0.529cm"/>
      <style:text-properties fo:font-size="8pt" style:font-size-asian="8pt" style:font-size-complex="8pt"/>
    </style:style>
    <style:style style:name="P121" style:family="paragraph" style:parent-style-name="Text_20_body" style:list-style-name="L4">
      <style:paragraph-properties style:line-height-at-least="0.529cm"/>
      <style:text-properties fo:font-size="8pt" style:font-size-asian="8pt" style:font-size-complex="8pt"/>
    </style:style>
    <style:style style:name="P122" style:family="paragraph" style:parent-style-name="Text_20_body" style:list-style-name="L5">
      <style:paragraph-properties style:line-height-at-least="0.529cm"/>
      <style:text-properties fo:font-size="8pt" style:font-size-asian="8pt" style:font-size-complex="8pt"/>
    </style:style>
    <style:style style:name="P123" style:family="paragraph" style:parent-style-name="Text_20_body" style:list-style-name="L1">
      <style:paragraph-properties fo:margin-top="0cm" fo:margin-bottom="0cm" style:contextual-spacing="false" style:line-height-at-least="0.529cm"/>
      <style:text-properties fo:font-size="8pt" style:font-size-asian="8pt" style:font-size-complex="8pt"/>
    </style:style>
    <style:style style:name="P124" style:family="paragraph" style:parent-style-name="Text_20_body" style:list-style-name="L4">
      <style:paragraph-properties fo:margin-top="0cm" fo:margin-bottom="0cm" style:contextual-spacing="false" style:line-height-at-least="0.529cm"/>
      <style:text-properties fo:font-size="8pt" style:font-size-asian="8pt" style:font-size-complex="8pt"/>
    </style:style>
    <style:style style:name="P125" style:family="paragraph">
      <style:paragraph-properties fo:text-align="start"/>
    </style:style>
    <style:style style:name="P126" style:family="paragraph">
      <style:paragraph-properties fo:text-align="start"/>
      <style:text-properties style:text-line-through-style="none" style:font-name="Courier New" fo:font-size="10pt" fo:font-style="normal" style:text-underline-style="none"/>
    </style:style>
    <style:style style:name="T1" style:family="text">
      <style:text-properties officeooo:rsid="0012c7bd"/>
    </style:style>
    <style:style style:name="T2" style:family="text">
      <style:text-properties officeooo:rsid="00136c5f"/>
    </style:style>
    <style:style style:name="T3" style:family="text">
      <style:text-properties officeooo:rsid="00139719"/>
    </style:style>
    <style:style style:name="T4" style:family="text">
      <style:text-properties officeooo:rsid="0014f233"/>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525917"/>
    </style:style>
    <style:style style:name="T7" style:family="text">
      <style:text-properties style:text-underline-style="solid" style:text-underline-width="auto" style:text-underline-color="font-color" officeooo:rsid="0014f233"/>
    </style:style>
    <style:style style:name="T8" style:family="text">
      <style:text-properties style:text-underline-style="solid" style:text-underline-width="auto" style:text-underline-color="font-color" officeooo:rsid="006aab91"/>
    </style:style>
    <style:style style:name="T9" style:family="text">
      <style:text-properties style:text-underline-style="solid" style:text-underline-width="auto" style:text-underline-color="font-color" officeooo:rsid="00750e0c"/>
    </style:style>
    <style:style style:name="T10" style:family="text">
      <style:text-properties style:text-underline-style="solid" style:text-underline-width="auto" style:text-underline-color="font-color" officeooo:rsid="007bc343"/>
    </style:style>
    <style:style style:name="T11" style:family="text">
      <style:text-properties officeooo:rsid="002ca31d"/>
    </style:style>
    <style:style style:name="T12" style:family="text">
      <style:text-properties officeooo:rsid="002cc2d1"/>
    </style:style>
    <style:style style:name="T13" style:family="text">
      <style:text-properties officeooo:rsid="002ebf55"/>
    </style:style>
    <style:style style:name="T14" style:family="text">
      <style:text-properties officeooo:rsid="002f7e6d"/>
    </style:style>
    <style:style style:name="T15" style:family="text">
      <style:text-properties officeooo:rsid="0044e132"/>
    </style:style>
    <style:style style:name="T16" style:family="text">
      <style:text-properties officeooo:rsid="004808aa"/>
    </style:style>
    <style:style style:name="T17" style:family="text">
      <style:text-properties officeooo:rsid="004afc05"/>
    </style:style>
    <style:style style:name="T18" style:family="text">
      <style:text-properties officeooo:rsid="004e65e8"/>
    </style:style>
    <style:style style:name="T19" style:family="text">
      <style:text-properties officeooo:rsid="004e6f31"/>
    </style:style>
    <style:style style:name="T20" style:family="text">
      <style:text-properties officeooo:rsid="004f454d"/>
    </style:style>
    <style:style style:name="T21" style:family="text">
      <style:text-properties officeooo:rsid="0053fcf5"/>
    </style:style>
    <style:style style:name="T22" style:family="text">
      <style:text-properties officeooo:rsid="0055b94b"/>
    </style:style>
    <style:style style:name="T23" style:family="text">
      <style:text-properties officeooo:rsid="0058996b"/>
    </style:style>
    <style:style style:name="T24" style:family="text">
      <style:text-properties officeooo:rsid="005e95cd"/>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497659" style:font-weight-asian="bold" style:font-weight-complex="bold"/>
    </style:style>
    <style:style style:name="T29" style:family="text">
      <style:text-properties fo:font-weight="bold" officeooo:rsid="0066983f" style:font-weight-asian="bold" style:font-weight-complex="bold"/>
    </style:style>
    <style:style style:name="T30" style:family="text">
      <style:text-properties fo:font-weight="bold" officeooo:rsid="006aab91" style:font-weight-asian="bold" style:font-weight-complex="bold"/>
    </style:style>
    <style:style style:name="T31" style:family="text">
      <style:text-properties officeooo:rsid="005f09e3"/>
    </style:style>
    <style:style style:name="T32" style:family="text">
      <style:text-properties officeooo:rsid="0062e07d"/>
    </style:style>
    <style:style style:name="T33" style:family="text">
      <style:text-properties officeooo:rsid="00649d58"/>
    </style:style>
    <style:style style:name="T34" style:family="text">
      <style:text-properties officeooo:rsid="0065d982"/>
    </style:style>
    <style:style style:name="T35" style:family="text">
      <style:text-properties officeooo:rsid="0065e251"/>
    </style:style>
    <style:style style:name="T36" style:family="text">
      <style:text-properties officeooo:rsid="0067db04"/>
    </style:style>
    <style:style style:name="T37" style:family="text">
      <style:text-properties officeooo:rsid="0065e720"/>
    </style:style>
    <style:style style:name="T38" style:family="text">
      <style:text-properties officeooo:rsid="006aab91"/>
    </style:style>
    <style:style style:name="T39" style:family="text">
      <style:text-properties officeooo:rsid="0070b4df"/>
    </style:style>
    <style:style style:name="T40" style:family="text">
      <style:text-properties officeooo:rsid="00746712"/>
    </style:style>
    <style:style style:name="T41" style:family="text">
      <style:text-properties officeooo:rsid="00750e0c"/>
    </style:style>
    <style:style style:name="T42" style:family="text">
      <style:text-properties fo:color="#ffffff"/>
    </style:style>
    <style:style style:name="T43" style:family="text">
      <style:text-properties fo:color="#000000"/>
    </style:style>
    <style:style style:name="T44" style:family="text">
      <style:text-properties fo:color="#000000" fo:font-weight="bold" style:font-weight-asian="bold"/>
    </style:style>
    <style:style style:name="T45" style:family="text">
      <style:text-properties fo:color="#000000" fo:font-weight="bold" officeooo:rsid="0077fa45" style:font-weight-asian="bold"/>
    </style:style>
    <style:style style:name="T46" style:family="text">
      <style:text-properties fo:color="#000000" officeooo:rsid="0077fa45"/>
    </style:style>
    <style:style style:name="T47" style:family="text">
      <style:text-properties fo:color="#000000" officeooo:rsid="0079909b"/>
    </style:style>
    <style:style style:name="T48" style:family="text">
      <style:text-properties fo:color="#000000" officeooo:rsid="007bc343"/>
    </style:style>
    <style:style style:name="T49" style:family="text">
      <style:text-properties fo:color="#000000" officeooo:rsid="00815e07"/>
    </style:style>
    <style:style style:name="T50" style:family="text">
      <style:text-properties fo:color="#000000" officeooo:rsid="0086cc51"/>
    </style:style>
    <style:style style:name="T51" style:family="text">
      <style:text-properties fo:color="#000000" officeooo:rsid="00969a39"/>
    </style:style>
    <style:style style:name="T52" style:family="text">
      <style:text-properties officeooo:rsid="0077fa45"/>
    </style:style>
    <style:style style:name="T53" style:family="text">
      <style:text-properties officeooo:rsid="007dc202"/>
    </style:style>
    <style:style style:name="T54" style:family="text">
      <style:text-properties officeooo:rsid="00815e07"/>
    </style:style>
    <style:style style:name="T55" style:family="text">
      <style:text-properties officeooo:rsid="0082876f"/>
    </style:style>
    <style:style style:name="T56" style:family="text">
      <style:text-properties officeooo:rsid="0083c00d"/>
    </style:style>
    <style:style style:name="T57" style:family="text">
      <style:text-properties officeooo:rsid="0084ac08"/>
    </style:style>
    <style:style style:name="T58" style:family="text">
      <style:text-properties officeooo:rsid="0086cc51"/>
    </style:style>
    <style:style style:name="T59" style:family="text">
      <style:text-properties officeooo:rsid="00882db3"/>
    </style:style>
    <style:style style:name="T60" style:family="text">
      <style:text-properties officeooo:rsid="00897718"/>
    </style:style>
    <style:style style:name="T61" style:family="text">
      <style:text-properties officeooo:rsid="0089bd8a"/>
    </style:style>
    <style:style style:name="T62" style:family="text">
      <style:text-properties officeooo:rsid="008b3312"/>
    </style:style>
    <style:style style:name="T63" style:family="text">
      <style:text-properties officeooo:rsid="008f4826"/>
    </style:style>
    <style:style style:name="T64" style:family="text">
      <style:text-properties officeooo:rsid="0092af37"/>
    </style:style>
    <style:style style:name="T65" style:family="text">
      <style:text-properties fo:font-style="italic" style:font-style-asian="italic" style:font-style-complex="italic"/>
    </style:style>
    <style:style style:name="T66" style:family="text">
      <style:text-properties fo:font-style="italic" officeooo:rsid="008f4826" style:font-style-asian="italic" style:font-style-complex="italic"/>
    </style:style>
    <style:style style:name="T67" style:family="text">
      <style:text-properties fo:font-style="italic" officeooo:rsid="0092af37" style:font-style-asian="italic" style:font-style-complex="italic"/>
    </style:style>
    <style:style style:name="T68" style:family="text">
      <style:text-properties officeooo:rsid="008f0863" style:font-weight-complex="normal"/>
    </style:style>
    <style:style style:name="T69" style:family="text">
      <style:text-properties officeooo:rsid="00969a39"/>
    </style:style>
    <style:style style:name="T70" style:family="text">
      <style:text-properties officeooo:rsid="00976a2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rmprioritering" form:apply-filter="true" form:method="post" form:control-implementation="ooo:com.sun.star.form.component.Form" office:target-frame="" xlink:href="file:///../BBO_OVAM/2013/admin.asp%3Fproject=%7B80A8166E-B3D4-4E80-9AAD-4C635FE44BA5%7D&amp;actie=prioriteitsindex" xlink:type="simple">
          <form:properties>
            <form:property form:property-name="PropertyChangeNotificationEnabled" office:value-type="boolean" office:boolean-value="true"/>
          </form:properties>
          <form:radio form:name="actueel" form:control-implementation="ooo:com.sun.star.form.component.RadioButton" xml:id="control1" form:id="control1" form:value="{84168A7A-5D4E-4AC5-9326-E24243D595FD}"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2" form:id="control2" form:value="{A5522497-025B-4B3A-A978-7A3986EE9176}"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3" form:id="control3" form:value="{6AB03011-5915-436A-B09C-E5F084D3194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4" form:id="control4" form:value="{0296E1BF-34E8-4405-8D1F-B20ADEBBE8AF}"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5" form:id="control5" form:value="{7DFAF08F-69BE-47F1-834D-664C41C0048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6" form:id="control6" form:value="{05665ABE-4649-41AC-BF89-721785EFDE83}"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7" form:id="control7" form:value="{B46FAA20-FE8C-40E6-96DD-276D29BE5B54}"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8" form:id="control8" form:value="{0478A309-9BDD-4633-B52D-F0BD19317908}"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9" form:id="control9" form:value="{92147A54-DB33-4D79-AC89-4EEF411C7839}"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10" form:id="control10" form:value="{7C1B6C60-AFE5-44B4-B5BC-5E64B115F92C}"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actueel" form:control-implementation="ooo:com.sun.star.form.component.RadioButton" xml:id="control11" form:id="control11" form:value="{50950164-287A-4E18-895E-AE5A24A446FC}" form:image-position="center">
            <form:properties>
              <form:property form:property-name="DefaultControl" office:value-type="string" office:string-value="com.sun.star.form.control.RadioButton"/>
              <form:property form:property-name="SecondaryRefValue" office:value-type="string" office:string-value=""/>
            </form:properties>
          </form:radio>
          <form:textarea form:name="BeleidswaardeOpmerking" form:control-implementation="ooo:com.sun.star.form.component.TextField" xml:id="control12" form:id="control12" form:current-value="schadegeval door brand in 2009 met vermeende schade bij buur&#10;verzekeraar buur dringt aan op tussenkomst" form:value="schadegeval door brand in 2009 met vermeende schade bij buur&#10;verzekeraar buur dringt aan op tussenkomst" form:convert-empty-to-null="true">
            <form:properties>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VScroll" office:value-type="boolean" office:boolean-value="true"/>
            </form:properties>
          </form:textarea>
          <form:radio form:name="potentieel" form:control-implementation="ooo:com.sun.star.form.component.RadioButton" xml:id="control13" form:id="control13" form:value="{DF84524F-207F-4BE0-A2FE-3C1BE07D4456}"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14" form:id="control14" form:value="{1D07FB34-6853-4062-90AD-08FB2287EFB2}"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15" form:id="control15" form:value="{3999D1CC-6EE6-41D7-B94F-A781B46FD49D}"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16" form:id="control16" form:value="{BB340A36-7656-452A-A815-161A93D0BEF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17" form:id="control17" form:value="{E8A1EBBE-054B-4208-AE37-3C803638792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18" form:id="control18" form:value="{95898103-BD99-40EA-84C4-C0F0ED5F3ED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19" form:id="control19" form:value="{9720DEAD-9185-4A2F-BCC4-094523368FF1}"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20" form:id="control20" form:value="{3549E836-DE57-4D86-B180-0B21B2829EEF}"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21" form:id="control21" form:value="{3381FFED-FC5F-4A1E-BD60-A0FFD3E39EEE}"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22" form:id="control22" form:value="{C2C4D12F-C826-425B-B64C-F8890D23B257}"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23" form:id="control23" form:value="{9606E43A-2708-4313-AFC8-FA64D38768CF}"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potentieel" form:control-implementation="ooo:com.sun.star.form.component.RadioButton" xml:id="control24" form:id="control24" form:value="{FC0228F8-4DFA-4153-B4A7-18BA22A19C15}"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wijzigvolume" form:control-implementation="ooo:com.sun.star.form.component.RadioButton" xml:id="control25" form:id="control25" form:value="Ja"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wijzigvolume" form:control-implementation="ooo:com.sun.star.form.component.RadioButton" xml:id="control26" form:id="control26" form:current-selected="true" form:selected="true" form:value="Nee"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Optimalisatie traject IVS:</text:p>
      <text:p text:style-name="P1"/>
      <text:p text:style-name="P40">Algemeen:</text:p>
      <text:p text:style-name="P2"/>
      <text:p text:style-name="P13">Uit de oefening gemaakt door de architecten is, <text:span text:style-name="T12">v</text:span>ooral gedreven door een inventarisatie bij bodembeheer, <text:span text:style-name="T12">gebleken dat er een verhoogde</text:span> toestroom van dossier<text:span text:style-name="T16">s</text:span> naar<text:span text:style-name="T12"> </text:span>IVS <text:span text:style-name="T12">zal plaatsvinden vanaf 2017-2018 (een factor van 3 à 4). Er werd gekozen voor een scenario van rendementsverhoging van het “proces” en waarbij een groot deel van de resterende VTE behoefte kan worden opgevangen door andere initiatieven zoals bv bodemsaneringsorganisaties. </text:span></text:p>
      <text:p text:style-name="P13"/>
      <text:p text:style-name="P2">Deze nota legt de focus op <text:span text:style-name="T11">een verhoging van de efficiëntie van het primaire proces “het proces”, om maximaal te kunnen anticiperen op de toekomstige veranderingen</text:span>.<text:span text:style-name="T11">“Het proces”start bij bodembeheer en eindigt bij IVS of de Juridische dienst. Optimalisatie van het eigen subproces IVS maar ook samenwerking en afstemming tussen de andere subprocessen zal leiden tot een globale optimalisatie van het proces. <text:s/></text:span></text:p>
      <text:p text:style-name="P8"><text:s text:c="3"/></text:p>
      <text:p text:style-name="P21">Een verho<text:span text:style-name="T32">ging van de</text:span> efficiëntie van “het proces” <text:span text:style-name="T32">moet ook ondersteunt worden door</text:span> dossierhouders. Een basis gedachte is dat <text:span text:style-name="T5">specialisatie*</text:span> van dossierhouders in subprocessen van “het proces” <text:s/>met <text:span text:style-name="T5">verhoogde communicatie-samenwerking</text:span> tussen andere subprocessen leidt tot een verhoging van de efficiëntie van het globale proces maar ook <text:span text:style-name="T13">tot </text:span>verhoogde jobtevredenheid en <text:span text:style-name="T14">gespecialiseerd (sub)proces-eigenaarschap leidt tot een grotere meerwaarde voor het specifieke subproces</text:span>. <text:span text:style-name="T33">(* vb. OVOP, “front-office” expert onderhandelaar/ instrumentenportfolio).</text:span></text:p>
      <text:p text:style-name="P4"><text:s/></text:p>
      <text:p text:style-name="P48"/>
      <text:p text:style-name="P41"><text:span text:style-name="T2">Toekomstige r</text:span>andvoorwaarde<text:span text:style-name="T4">n</text:span>:</text:p>
      <text:p text:style-name="P14"/>
      <text:p text:style-name="P14">– Een ambtshalve versnelling <text:span text:style-name="T3">via een inventarisatie </text:span>bij bodembeheer zal leiden tot een <text:span text:style-name="T5">verhoogd aantal dossier</text:span> vanaf 2017 voor IVS <text:span text:style-name="T17">(een factor van 3 à 4)</text:span>. Het zal hier vooral gaan om dossiers met een onschuldig bezit, <text:span text:style-name="T3">dossiers in kwetsbare gebieden, woonzones,..</text:span>.</text:p>
      <text:p text:style-name="P60">– <text:span text:style-name="T4">We gaan uit van een </text:span><text:span text:style-name="T7">budget constante.</text:span></text:p>
      <text:p text:style-name="P60"><text:span text:style-name="T4">– We gaan uit van een </text:span><text:span text:style-name="T7">VTE constante. </text:span>Mogelijk <text:span text:style-name="T1">kunnen VTE's intern verschuiven binnen de organisatie</text:span>.</text:p>
      <text:p text:style-name="P60">– <text:span text:style-name="T34">We gaan uit van een behoud van de beleidsdoelstelling 2036.</text:span></text:p>
      <text:p text:style-name="P47"/>
      <text:p text:style-name="P9"><text:s/></text:p>
      <text:p text:style-name="P9"><text:s/></text:p>
      <text:p text:style-name="P3"/>
      <text:p text:style-name="P3"/>
      <text:p text:style-name="P3"/>
      <text:p text:style-name="P3"/>
      <text:p text:style-name="P3"><text:s text:c="3"/></text:p>
      <text:p text:style-name="P55"><text:soft-page-break/></text:p>
      <text:p text:style-name="P42"/>
      <text:p text:style-name="P52"><text:span text:style-name="T27">Optimalisatie voorstel </text:span><text:span text:style-name="T28">(zie schema)</text:span></text:p>
      <text:p text:style-name="P58"><text:s/></text:p>
      <text:p text:style-name="P49">Subproces BB</text:p>
      <text:p text:style-name="P56"/>
      <text:p text:style-name="P57">Verschillende optimalisatieprojecten bij bodembeheer zullen een effect hebben op de instroom van dossiers naar IVS. <text:s/>Het pro-actief aanmaningenbeleid en het bemiddelend, faciliterend en actief optreden zullen vooral een impact hebben op <text:s/>de instroom van ingebreke dossiers. Een afgeleide stroom naar bodemsaneringsorganisaties zal de instroom naar IVS ook beperken <text:span text:style-name="T21">en heeft dus een effect op het beschikbaar budget en inzet van VTE bij IVS. Eventueel kan er gemotiveerd worden stilgezeten in afwachting van deze sectorfondsen.</text:span> </text:p>
      <text:p text:style-name="P66">In de uitwerking van het voorstel bibliotheekbuffer (zie verder) worden de verschillende stromen in detail weergegeven.</text:p>
      <text:p text:style-name="P57"/>
      <text:p text:style-name="P49">Subproces Overdracht</text:p>
      <text:p text:style-name="P50"/>
      <text:p text:style-name="P58"><text:span text:style-name="T24">Zelfs indien de</text:span> optimalisatie voorstel<text:span text:style-name="T19">len</text:span> een rendementsverhoging creëren waardoor IVS de verhoogde instroom kan verwerken met behoud van het aantal VTE's <text:span text:style-name="T24">zal de doorstroom van dossiers beperkt worden door </text:span>de budgetaire randvoorwaarde.<text:span text:style-name="T35">(Mina middelen besteed aan uitvoering bodemonderzoeken en -saneringen + % exco-expad!)</text:span> Er moet dus een scenario worden gemaakt waarbij we uit het aanbod <text:span text:style-name="T18">van</text:span> dossiers moeten kiezen welke we binnen IVS <text:span text:style-name="T19">kunnen</text:span> verwerken en welke we gemotiveerd kunnen uitstellen. <text:s text:c="2"/></text:p>
      <text:p text:style-name="P58"/>
      <text:p text:style-name="P62">Er is noodzaak aan een voorraad of buffer kamer waarin alle dossiers die ambtshalve moeten verwerkt worden tijdelijk, <text:span text:style-name="T35">gemotiveerd</text:span> kunnen gestockeerd worden afhankelijk van het beschikbare <text:span text:style-name="T35">jaar</text:span>budget, <text:span text:style-name="T35">de beleidsprioritering en de afstemming (SLA's) met subproces BB</text:span>. Ook kan een buffer zorgen voor een stabiele instroom van dossiers naar IVS en dus pieken in de instroom vanuit BB opvangen.</text:p>
      <text:p text:style-name="P58"/>
      <text:p text:style-name="P59">Een ander manier om de verwerkingscapaciteit van IVS af te stemmen op de aanlevering van dossiers uit bodembeheer is het gebruik maken van SLA's tussen IVS en BB. Hierdoor kan er vroeg worden ingegrepen in het subproces bij BB en kan de instroom (bv type dossiers ingebreke) beter afgestemd op het subproces binnen IVS ifv verwerkingscapaciteit en/of budget.</text:p>
      <text:p text:style-name="P59"/>
      <text:p text:style-name="P65">Dit alles moet leiden tot een subsproces IVS waarbinnen <text:span text:style-name="T36">elk</text:span> dossier generiek en gecontroleerd doorloopt. Prioritering en gemotiveerd stilzitten wordt immers in dit voorafgaand subproces Overdracht (bibliotheekbuffer) opgevangen en gecoördineerd</text:p>
      <text:p text:style-name="P57"/>
      <text:p text:style-name="P59">Bibliotheekbuffer van inkomende dossiers <text:span text:style-name="T32">via</text:span> screening(integratie in databank):</text:p>
      <text:p text:style-name="P59"/>
      <text:p text:style-name="P57">– <text:span text:style-name="T19">kostprijsramingen per fase en doorlooptijd inschattingen</text:span></text:p>
      <text:p text:style-name="P59"><text:soft-page-break/><text:s text:c="3"/>=&gt; resource planning (budget en <text:s/>personeel). <text:s/></text:p>
      <text:p text:style-name="P59"><text:s text:c="3"/>=&gt; integratie financiële planning na overdracht naar PAD. =&gt; globale <text:tab/>meerjarenplanning</text:p>
      <text:p text:style-name="P59"><text:s/><text:tab/><text:tab/>=&gt; dossier kan doorstromen tot de uitvoering </text:p>
      <text:p text:style-name="P59">– stilliggende dossiers (bv stortplaatsen) ook in bibliotheekbuffer<text:tab/></text:p>
      <text:p text:style-name="P59">– <text:span text:style-name="T35">prioritering</text:span> op basis van risico's, beleidsdoelstelling, ea <text:span text:style-name="T20">&lt;=&gt; Fifo</text:span></text:p>
      <text:p text:style-name="P63"><text:s text:c="3"/>=&gt; keuze welke dossiers doorstromen, welke gemotiveerd uitstellen<text:tab/></text:p>
      <text:p text:style-name="P59">– cluster mogelijkheden nagaan (VOCl bron, eenvoudige minerale olie,<text:span text:style-name="T35">doelgroepen, </text:span>..)</text:p>
      <text:p text:style-name="P59"><text:s text:c="3"/>=&gt; bronaanpak effect op kostprijs + doorlooptijd (sneller)</text:p>
      <text:p text:style-name="P57">– <text:span text:style-name="T19">dataverzameling en automatische overdracht uit Mistral.</text:span></text:p>
      <text:p text:style-name="P59">– bepalen welk traject, team, dossierhouder,...</text:p>
      <text:p text:style-name="P53"/>
      <text:p text:style-name="P56"><text:span text:style-name="T6">Subproces IVS</text:span> </text:p>
      <text:p text:style-name="P15"/>
      <text:p text:style-name="P15"><text:span text:style-name="T15">Het huidige primaire proces zal leiden tot bottlenecks, tot</text:span> hoge werkdruk <text:span text:style-name="T15">en tot het gevoel van bandwerk door stijging van het aantal dossiers per VTE wat een effect heeft op de jobtevredenheid.</text:span></text:p>
      <text:p text:style-name="P19">Outsourcing van een deel van het takenpakket en specialisatie <text:span text:style-name="T37">(front office, complexe dossiers, …) </text:span>in een ander deel wordt voorgesteld. Specialisatie leidt ook tot meerwaarde en tot efficiëntie winsten. Een aantal trajecten worden hieronder beschreven. </text:p>
      <text:p text:style-name="P16"/>
      <text:p text:style-name="P73">Exco, Expad <text:span text:style-name="T23">(BBO)</text:span>:</text:p>
      <text:p text:style-name="P73"/>
      <text:p text:style-name="P17">– buffering van de werkdruk voor dossierhouders (opbouwen of afbouwen van</text:p>
      <text:p text:style-name="P17"><text:s text:c="3"/>aantal BBO's in systeem mogelijk)</text:p>
      <text:p text:style-name="P17"><text:s text:c="3"/><text:span text:style-name="T23">=&gt; rangorde: cluster dossiers eerst, brononderzoeken, …, tot alle BBO's (ook <text:s text:c="3"/><text:tab/>complexe) <text:s/></text:span><text:tab/></text:p>
      <text:p text:style-name="P16">– <text:span text:style-name="T22">raamcontracten beheerd door enkele personen (EBSD's en Exco's)(bv ONE)</text:span></text:p>
      <text:p text:style-name="P17">– dossiers bij de respectievelijke dossierhouder (manager opvolging) </text:p>
      <text:p text:style-name="P17">– systeem sluit aan op bibliotheekbuffer en op PAD. Wisselwerking met Mistral.</text:p>
      <text:p text:style-name="P16"/>
      <text:p text:style-name="P17">=&gt; Tijdswinst voor ontwerpfase en uitvoering door dossierhouders.</text:p>
      <text:p text:style-name="P16"/>
      <text:p text:style-name="P73">Exco, Expad <text:span text:style-name="T23">(BSP en BSW)</text:span>:</text:p>
      <text:p text:style-name="P18"/>
      <text:p text:style-name="P17">– gebruik technische planningsmodule ook door dossierhouders voor ontwerp en</text:p>
      <text:p text:style-name="P17"><text:s text:c="3"/>uitvoering</text:p>
      <text:p text:style-name="P17">– outsourcen clusters, bronsaneringen,.. aan exco</text:p>
      <text:p text:style-name="P17">– raamcontract<text:span text:style-name="T32">,</text:span> beheer exco door één/enkele dossierhouders</text:p>
      <text:p text:style-name="P17">– gebruik van raamcontracten BSP en werken.</text:p>
      <text:p text:style-name="P11"/>
      <text:p text:style-name="P51">Andere Optimalisaties, ondersteuning van- en samenwerking tussen de subprocessen BB,overdracht en IVS</text:p>
      <text:p text:style-name="P61"/>
      <text:p text:style-name="P61"><text:soft-page-break/>De procesflow zoals hierboven beschreven kan via verschillende interne optimalisaties efficiënter verlopen door: </text:p>
      <text:p text:style-name="P61"/>
      <text:p text:style-name="P61">– <text:span text:style-name="T31">webloket voor allerhande documenten (dagboek werken, vergaderverslagen,...)</text:span></text:p>
      <text:p text:style-name="P64">– doorgedreven digitalisatie (inkomend post, opvolgsysteem, workflow)</text:p>
      <text:p text:style-name="P64"><text:s text:c="3"/>=&gt; geen klasseerwerk</text:p>
      <text:p text:style-name="P11">– <text:span text:style-name="T37">front-office: onderhandelaar expert</text:span></text:p>
      <text:p text:style-name="P20">– OVOP specialist ook op werf</text:p>
      <text:p text:style-name="P20">– verhoogde betrokkenheid van dossierhouder BB in IVS dossiers. (PNO)</text:p>
      <text:p text:style-name="P20">– systeemaudit IVS ipv individuele draft controles BBO.(<text:span text:style-name="T37">exco = kwaliteitswaarborging, als engagement in SLA</text:span>).</text:p>
      <text:p text:style-name="P20"><text:s text:c="3"/>=&gt; effect op doorlooptijd</text:p>
      <text:p text:style-name="P20">– verhoging kwaliteit van deskundige</text:p>
      <text:p text:style-name="P20">– toepassingen maximaal op elkaar afstemmen (3P, Mistral, ..).</text:p>
      <text:p text:style-name="P43"/>
      <text:p text:style-name="P54"><text:span text:style-name="T29">Uitwerking o</text:span><text:span text:style-name="T27">ptimalisatie voorstel </text:span><text:span text:style-name="T30">(Bibliotheekbuffer)</text:span></text:p>
      <text:p text:style-name="P68"/>
      <text:p text:style-name="P75">Wat moet er gebeuren:</text:p>
      <text:p text:style-name="P69"/>
      <text:p text:style-name="P28"><text:span text:style-name="T41">A</text:span>– <text:span text:style-name="T41">instroom inventariseren <text:s/>+ bruikbare data Mistral </text:span></text:p>
      <text:p text:style-name="P36"><text:s/>– uitstroom inventariseren + mogelijk nieuwe trajecten (clusters) </text:p>
      <text:p text:style-name="P28"><text:span text:style-name="T41">B</text:span>– prio<text:span text:style-name="T40">r</text:span>iteringsinstrument uitwerken: </text:p>
      <text:p text:style-name="P28"><text:tab/>– <text:span text:style-name="T40">obv prioriteitsnota van haskoning</text:span></text:p>
      <text:p text:style-name="P37"><text:tab/>– aanleveren van beleidsmatige prioriteringen</text:p>
      <text:p text:style-name="P28"><text:span text:style-name="T41">C</text:span>– toepassing <text:span text:style-name="T41">om prioritering in uit te voeren (via webloket). </text:span></text:p>
      <text:p text:style-name="P69">D– screeningsopdracht lanceren of wijzigen van bestaande opdracht </text:p>
      <text:p text:style-name="P67"/>
      <text:p text:style-name="P70"><text:span text:style-name="T9">A </text:span><text:span text:style-name="T5">De verschillende stromen (</text:span><text:span text:style-name="T9">instroom</text:span><text:span text:style-name="T5"> vanuit BB </text:span><text:span text:style-name="T8">en doorstroom naar IVS).</text:span><text:span text:style-name="T38"> </text:span></text:p>
      <text:p text:style-name="P22"/>
      <text:p text:style-name="P22"><text:span text:style-name="T41">D</text:span>e instroom <text:span text:style-name="T38">(BB --&gt; buffer)</text:span>: </text:p>
      <text:p text:style-name="P22"/>
      <text:p text:style-name="P22">– Aan elke stroom zal een weging worden gegeven die kan gebruikt worden om een prioritering te doen in de bibliotheekbuffer.<text:span text:style-name="T38">(bv beleidsmatig prioritair, waterwingebied))</text:span></text:p>
      <text:p text:style-name="P23">– Inschatting hoeveelheid dossiers per stroom</text:p>
      <text:p text:style-name="P22"/>
      <text:p text:style-name="P23">De uitstroom (Buffer --&gt; IVS): </text:p>
      <text:p text:style-name="P23"/>
      <text:p text:style-name="P23">– <text:span text:style-name="T39">ingebreke, gas, VOCL-metaal </text:span></text:p>
      <text:p text:style-name="P23"><text:span text:style-name="T39">– nieuwe uitstroom mogelijkheden nagaan bv (</text:span>clusters, doelgroepen,..<text:span text:style-name="T39">)</text:span></text:p>
      <text:p text:style-name="P23"/>
      <text:p text:style-name="P25">Resultaat: Voorstel van stroomschema zodat elk dossier in een stroom kan worden onderverdeeld en waarbij de substromen (IVS en BB) zoveel mogelijk op elkaar worden afgestemd.</text:p>
      <text:p text:style-name="P25">-<text:span text:style-name="T39">&gt; metadossiertype wordt bepaald: Bv (dossier uit waterwin gebied-ingebreke-particulier of Bofas dossier-ingebreke-bedrijf). </text:span></text:p>
      <text:p text:style-name="P23"><text:soft-page-break/></text:p>
      <text:p text:style-name="P77"/>
      <text:p text:style-name="P76"><text:span text:style-name="T41">Bruikbare d</text:span>ata uit Mistral:</text:p>
      <text:p text:style-name="P27"/>
      <text:p text:style-name="P29">–<text:span text:style-name="T38"> data uit mistral ter classificatie, ter informatie (technisch juridisch,</text:span></text:p>
      <text:p text:style-name="P26"><text:s text:c="3"/>documenten rapporten..) </text:p>
      <text:p text:style-name="P24">– meta data ter bepaling van metadossiertype beschikbaar ? (bv worden dossiers</text:p>
      <text:p text:style-name="P24"><text:s text:c="3"/>uit de kwetsbare gebieden gemarkeerd in Mistral ) ? </text:p>
      <text:p text:style-name="P23"><text:s text:c="3"/>→<text:span text:style-name="T57"> startinformatie voor de screener</text:span></text:p>
      <text:p text:style-name="P30"/>
      <text:p text:style-name="P44">B Prioriteitsindex</text:p>
      <text:p text:style-name="P31"/>
      <text:p text:style-name="P31"/>
      <text:p text:style-name="P82">1 INLEIDING</text:p>
      <text:p text:style-name="P83"/>
      <text:p text:style-name="P80"><text:span text:style-name="T46">E</text:span><text:span text:style-name="T43">en systeem </text:span><text:span text:style-name="T46">wordt </text:span><text:span text:style-name="T43">voorgesteld om op dynamische wijze de relatieve prioriteit van de ambtshalve dossiers te bepalen. Het systeem laat toe een 1</text:span><text:span text:style-name="T51">2</text:span><text:span text:style-name="T43"> cijferig getal toe te kennen aan de dossiers. De relatieve prioriteit van een dossier is recht evenredig met de grootte van het toegekende getal.</text:span></text:p>
      <text:p text:style-name="P80"><text:span text:style-name="T43">Het systeem van prioritering is gestoeld op </text:span><text:span text:style-name="T46">5</text:span><text:span text:style-name="T43"> pijlers, welke hieronder in dalende volgorde van belang zijn voorgesteld:</text:span></text:p>
      <text:p text:style-name="P83"/>
      <text:p text:style-name="P83">1. Actueel risico</text:p>
      <text:p text:style-name="P84">2. Beleidsmatige prioriteit </text:p>
      <text:p text:style-name="P80"><text:span text:style-name="T46">3</text:span><text:span text:style-name="T43">. Maximale integratie</text:span></text:p>
      <text:p text:style-name="P80"><text:span text:style-name="T46">4</text:span><text:span text:style-name="T43">. Potentieel risico</text:span></text:p>
      <text:p text:style-name="P80"><text:span text:style-name="T46">5</text:span><text:span text:style-name="T43">. Grootte van de verontreinigingsvlek</text:span></text:p>
      <text:p text:style-name="P83"/>
      <text:p text:style-name="P83">In overeenstemming met het relatieve belang van deze criteria worden de eerste 2 cijfers van het getal bepaald aan de hand van eventuele actuele risico’s, de volgende 2 cijfers worden bepaald op basis van een maximale integratie van het project en de volgende 2 cijfers op basis van eventuele potentiële risico’s. Ten slotte wordt met behulp van 6 cijfers de vuilvracht (volume verontreiniging in het vaste deel van de aarde, m³) toegevoegd aan het getal.</text:p>
      <text:p text:style-name="P83">In onderstaande paragrafen wordt de toekenning van een getalwaarde aan de criteria verder uitgewerkt.</text:p>
      <text:p text:style-name="P88"/>
      <text:p text:style-name="P89"/>
      <text:p text:style-name="P85">2 EERSTE CRITERIUM: ACTUEEL RISICO</text:p>
      <text:p text:style-name="P83">De aanwezigheid van een actueel risico primeert steeds in de prioriteitsbepaling van het dossier. Actuele risico’s worden gedefinieerd als risico’s die op korte termijn (maximaal 2 jaar, conform methodiek urgentiebepaling bij de standaardprocedure beschrijvend bodemonderzoek) niet uitgesloten kunnen worden.</text:p>
      <text:p text:style-name="P83">Op basis van de ernst van de bedreiging wordt volgende toekenning van cijfers voorgesteld:</text:p>
      <text:p text:style-name="P83"/>
      <text:p text:style-name="P85"><text:soft-page-break/>Actueel risico <text:tab/><text:tab/><text:tab/><text:tab/><text:tab/><text:tab/><text:tab/><text:tab/><text:tab/>Getalwaarde</text:p>
      <text:p text:style-name="P83">1. Geen actueel risico <text:tab/><text:tab/><text:tab/><text:tab/><text:tab/><text:tab/><text:tab/><text:tab/><text:tab/><text:tab/>00</text:p>
      <text:p text:style-name="P83">2. Actueel risico aantasting civieltechnische structuren</text:p>
      <text:p text:style-name="P83">(andere dan drinkwaterleidingen) <text:tab/><text:tab/><text:tab/><text:tab/><text:tab/><text:tab/><text:tab/><text:tab/>01</text:p>
      <text:p text:style-name="P83">3. Actueel risico oppervlaktewater</text:p>
      <text:p text:style-name="P83">(uitstroom van de verontreiniging in het oppervlaktewater wordt voorzien in</text:p>
      <text:p text:style-name="P83">een periode vóór eventueel geplande integratie van de bodemsaneringswerken of binnen een termijn van 2 jaar) <text:tab/><text:tab/><text:tab/><text:tab/><text:tab/><text:tab/><text:tab/><text:tab/>02</text:p>
      <text:p text:style-name="P83">4. Actueel risico oppervlaktewater</text:p>
      <text:p text:style-name="P83">(de verontreiniging stroomt op dit moment uit in het oppervlaktewater) <text:tab/><text:tab/>03</text:p>
      <text:p text:style-name="P83">5. Actueel humaan risico</text:p>
      <text:p text:style-name="P83">(bedreiging putwater, geurhinder,… met uitzondering van het acuut</text:p>
      <text:p text:style-name="P83">humaan risico zoals opgenomen in punt 11 en 12)<text:tab/><text:tab/><text:tab/><text:tab/><text:tab/> <text:tab/>04</text:p>
      <text:p text:style-name="P83">6. Actueel risico voor verspreiding</text:p>
      <text:p text:style-name="P83">(de grondwaterpluim kan zich binnen een periode vóór eventueel geplande</text:p>
      <text:p text:style-name="P83">integratie van de bodemsaneringswerken of binnen een termijn van 2 jaar</text:p>
      <text:p text:style-name="P83">of eerder in de beschermingszone van een drinkwaterwinning bevinden) <text:tab/><text:tab/>05</text:p>
      <text:p text:style-name="P83">7. Actueel risico door een verontreinigingspluim die zich bevindt in een</text:p>
      <text:p text:style-name="P83">drinkwaterwinning of beschermingszone ervan <text:tab/><text:tab/><text:tab/><text:tab/><text:tab/><text:tab/>06</text:p>
      <text:p text:style-name="P83">8. Actueel ecologische risico</text:p>
      <text:p text:style-name="P83">(de verontreiniging kan in een periode vóór eventueel geplande integratie</text:p>
      <text:p text:style-name="P83">van de bodemsaneringswerken of binnen een termijn van 2 jaar een</text:p>
      <text:p text:style-name="P83">ecologische impact teweeg brengen) <text:tab/><text:tab/><text:tab/><text:tab/><text:tab/><text:tab/><text:tab/><text:tab/>07</text:p>
      <text:p text:style-name="P83">9. Actueel ecologisch risico</text:p>
      <text:p text:style-name="P83">(de verontreiniging heeft op dit moment ecologische schade tot gevolg) <text:tab/><text:tab/>08</text:p>
      <text:p text:style-name="P83">10. Actueel risico: er is sterfte van dieren</text:p>
      <text:p text:style-name="P83">(vee, huisdieren, vogels,…vastgesteld ten gevolge van rechtstreekse</text:p>
      <text:p text:style-name="P83">blootstelling aan de verontreiniging) <text:tab/><text:tab/><text:tab/><text:tab/><text:tab/><text:tab/><text:tab/>09</text:p>
      <text:p text:style-name="P83">11. Acuut humaan risico</text:p>
      <text:p text:style-name="P83">(onmiddellijke bedreiging van de veiligheid en of het welzijn van de mens</text:p>
      <text:p text:style-name="P83">door directe gezondheidsrisico’s of explosiegevaar) <text:tab/><text:tab/><text:tab/><text:tab/><text:tab/>10</text:p>
      <text:p text:style-name="P89"/>
      <text:p text:style-name="P83">Het toekennen van de getalwaarden gebeurt steeds op basis van alle recente</text:p>
      <text:p text:style-name="P80"><text:span text:style-name="T43">onderzoeksresultaten beschikbaar bij het dossier. Indien onvoldoende onderzoeksresultaten beschikbaar zijn om de reële situatie correct in te schatten zal de </text:span><text:span text:style-name="T46">screener</text:span><text:span text:style-name="T43"> de prioritering aanvullen op basis van expert judgement. Hierbij wordt steeds uitgegaan van een worst-case benadering.</text:span></text:p>
      <text:p text:style-name="P83"/>
      <text:p text:style-name="P86">2 TWEEDE CRITERIUM: BELEIDSMATIGE PRIORITEITSBEPALING</text:p>
      <text:p text:style-name="P84"/>
      <text:p text:style-name="P84">Er wordt een getalkeuze tussen <text:span text:style-name="T69">0</text:span> en <text:span text:style-name="T60">10</text:span> voorgesteld. Op basis van de verschillende stromen ea voorbeelden kan een lijst worden opgesteld die kan gehanteerd worden door de screener. <text:s/></text:p>
      <text:p text:style-name="P84"/>
      <text:p text:style-name="P84"/>
      <text:p text:style-name="P84"/>
      <text:p text:style-name="P115"><text:soft-page-break/>Twee eerste cijfers van de prioiteitsindex <text:s/>!!</text:p>
      <text:p text:style-name="P106"><text:span text:style-name="T43"/></text:p>
      <text:p text:style-name="P106"><text:span text:style-name="T43">In de prioriteitsindex gebruikt bij Picasso worden de prioriteiten van criterium 1 en 2 opgeteld. Deze som vormt de eerste twee cijfers van de index en gaat van 0 tot 20. </text:span></text:p>
      <text:p text:style-name="P106"><text:span text:style-name="T43"/></text:p>
      <text:p text:style-name="P80"><text:span text:style-name="T44">3 </text:span><text:span text:style-name="T45">DERDE</text:span><text:span text:style-name="T44"> CRITERIUM: MAXIMALE INTEGRATIE</text:span></text:p>
      <text:p text:style-name="P85"/>
      <text:p text:style-name="P83">In tweede instantie dient de maximale integratie van saneringswerken voorrang te krijgen boven andere criteria. Indien zich bij verschillende dossiers gelijkaardige actuele risico’s voordoen, zal de prioriteit tussen deze dossiers bepaald worden door middel van een maximale integratie van de saneringswerken in civieltechnische werken.</text:p>
      <text:p text:style-name="P83">De verschillende dossiers worden gerankt op basis van gekende data van</text:p>
      <text:p text:style-name="P80"><text:span text:style-name="T43">verbouwingswerken, herontwikkeling, en andere werken. De dossiers worden op basis hiervan genummerd van 1 tot n, met n het aantal dossiers op dat moment </text:span><text:span text:style-name="T46">aanwezig in de bibliotheekbuffer</text:span><text:span text:style-name="T43">. De nummering begint bij de datum het verst in de toekomst gelegen (nummer 01) en stijgt naar het heden toe.</text:span></text:p>
      <text:p text:style-name="P83">Indien geen (civieltechnische) werken gepland zijn, of deze onmogelijk met saneringswerken gecombineerd kunnen worden, krijgt het dossier een nummer 00 voor dit criterium.</text:p>
      <text:p text:style-name="P83"/>
      <text:p text:style-name="P85">4 <text:span text:style-name="T58">VIERDE</text:span> CRITERIUM: POTENTIEEL RISICO</text:p>
      <text:p text:style-name="P83">Als <text:span text:style-name="T58">vierde</text:span> deel van de prioriteitsbepaling worden de potentiele risico’s ingeschat. Het belang van dit criterium wordt aangetoond aan de hand van een voorbeeld: er komen 2 verschillende dossiers voor met beiden een actueel humaan risico door de inhalatie van verontreinigde binnenlucht en waarvoor beide geen civieltechnische werken gepland zijn.</text:p>
      <text:p text:style-name="P83">Stel dat naast het actueel humaan risico voor één van beide dossiers ook een mogelijke bedreiging van een potentiële waterwinning bestaat, dan zal hiermee rekening gehouden worden waarbij voorrang aan het laatstgenoemde dossier verleend wordt.</text:p>
      <text:p text:style-name="P83">Op basis van de ernst van de bedreiging wordt volgende toekenning van cijfers voorgesteld:</text:p>
      <text:p text:style-name="P85"/>
      <text:p text:style-name="P85">Potentieel risico <text:tab/><text:tab/><text:tab/><text:tab/><text:tab/><text:tab/><text:tab/><text:tab/>Getalwaarde</text:p>
      <text:p text:style-name="P83">1. Geen potentieel risico <text:tab/><text:tab/><text:tab/><text:tab/><text:tab/><text:tab/><text:tab/><text:tab/><text:tab/>00</text:p>
      <text:p text:style-name="P83">2. Potentieel verspreidingsrisico waarbij de verspreidingssnelheid van de</text:p>
      <text:p text:style-name="P83">grondwaterverontreiniging &lt; 1 m / jaar bedraagt <text:tab/><text:tab/><text:tab/><text:tab/><text:tab/>01</text:p>
      <text:p text:style-name="P83">3. Potentieel risico aantasting civieltechnische structuren</text:p>
      <text:p text:style-name="P83">(andere dan drinkwaterleidingen) <text:tab/><text:tab/><text:tab/><text:tab/><text:tab/><text:tab/><text:tab/><text:tab/>02</text:p>
      <text:p text:style-name="P83">4. Potentieel verspreidingsrisico waarbij de verspreidingssnelheid van de</text:p>
      <text:p text:style-name="P83">grondwaterverontreiniging &lt; 1 m / jaar bedraagt en de</text:p>
      <text:p text:style-name="P83">verontreinigingspluim de perceelsgrens overschrijdt <text:tab/><text:tab/><text:tab/><text:tab/><text:tab/>03</text:p>
      <text:p text:style-name="P83">5. Enkel de bodem is verontreinigd, maar er is een potentieel risico op een</text:p>
      <text:p text:style-name="P83">grondwaterverontreiniging</text:p>
      <text:p text:style-name="P83"><text:soft-page-break/>(waarvan de verspreidingssnelheid groter is dan 1 m / jaar) <text:tab/><text:tab/><text:tab/>04</text:p>
      <text:p text:style-name="P83">6. Drijflaag met perceelsoverschrijding of potentieel risico tot</text:p>
      <text:p text:style-name="P83">perceelsoverschrijding <text:tab/><text:tab/><text:tab/><text:tab/><text:tab/><text:tab/><text:tab/><text:tab/><text:tab/><text:tab/>05</text:p>
      <text:p text:style-name="P83">7. Potentieel verspreidingsrisico waarbij de verspreidingssnelheid van de</text:p>
      <text:p text:style-name="P83">grondwaterverontreiniging &gt; 1 m / jaar en &lt; 10 m / jaar bedraagt <text:tab/><text:tab/><text:tab/>06</text:p>
      <text:p text:style-name="P83">8. Potentieel verspreidingsrisico waarbij de verspreidingssnelheid van de</text:p>
      <text:p text:style-name="P83">grondwaterverontreiniging &gt; 1 m / jaar en &lt; 10 m / jaar bedraagt en de</text:p>
      <text:p text:style-name="P83">perceelsgrens overschrijdt <text:tab/><text:tab/><text:tab/><text:tab/><text:tab/><text:tab/><text:tab/><text:tab/><text:tab/>07</text:p>
      <text:p text:style-name="P83">9. Potentieel verspreidingsrisico waarbij de verspreidingssnelheid van de</text:p>
      <text:p text:style-name="P83">grondwaterverontreiniging &gt; 10 m / jaar bedraagt <text:tab/><text:tab/><text:tab/><text:tab/><text:tab/>08</text:p>
      <text:p text:style-name="P83">10. Potentieel verspreidingsrisico waarbij de verspreidingssnelheid van de</text:p>
      <text:p text:style-name="P83">grondwaterverontreiniging &gt; 10 m / jaar bedraagt en de perceelsgrens</text:p>
      <text:p text:style-name="P83">overschrijdt <text:tab/><text:tab/><text:tab/><text:tab/><text:tab/><text:tab/><text:tab/><text:tab/><text:tab/><text:tab/><text:tab/>09</text:p>
      <text:p text:style-name="P83">11. Potentiële risico’s voor de mens, andere dan verspreiding met risicoindex</text:p>
      <text:p text:style-name="P83">&lt; 10</text:p>
      <text:p text:style-name="P83">(berekening op basis van risicomodel) <text:tab/><text:tab/><text:tab/><text:tab/><text:tab/><text:tab/><text:tab/>10</text:p>
      <text:p text:style-name="P83">1. Potentiële risico’s voor de mens, andere dan verspreiding met risicoindex</text:p>
      <text:p text:style-name="P83">&gt; 10</text:p>
      <text:p text:style-name="P83">(berekening op basis van risicomodel) <text:tab/><text:tab/><text:tab/><text:tab/><text:tab/><text:tab/><text:tab/>11</text:p>
      <text:p text:style-name="P83"/>
      <text:p text:style-name="P83">Het toekennen van de getalwaarden gebeurt steeds op basis van alle recente</text:p>
      <text:p text:style-name="P80"><text:span text:style-name="T43">onderzoeksresultaten beschikbaar bij het dossier. Indien onvoldoende onderzoeksresultaten beschikbaar zijn om de reële situatie correct in te schatten zal de </text:span><text:span text:style-name="T47">screener</text:span><text:span text:style-name="T43"> de prioritering aanvullen op basis van expert judgement. Hierbij wordt steeds uitgegaan van een worst-case benadering.</text:span></text:p>
      <text:p text:style-name="P89"/>
      <text:p text:style-name="P85">5 <text:span text:style-name="T58">VIJFDE</text:span> CRITERIUM: GROOTTE VAN DE VERONTREINIGINGSVLEK</text:p>
      <text:p text:style-name="P85"/>
      <text:p text:style-name="P80"><text:span text:style-name="T43">Als </text:span><text:span text:style-name="T50">vijfde</text:span><text:span text:style-name="T43"> criterium wordt het volume van de verontreiniging (indicatief voor de vuilvracht) in rekening gebracht. Het geraamde volume van de verontreiniging, uitgedrukt als optelsom van het geraamde volume (m³) aan verontreinigde grond boven de bodemsaneringsnorm in de verzadigde en in de onverzadigde zone, wordt weergegeven in 6 cijfers. </text:span><text:span text:style-name="T48">Een kostprijsraming wordt per fase berekend.</text:span></text:p>
      <text:p text:style-name="P87"/>
      <text:p text:style-name="P107">Verbetervoorstellen <text:span text:style-name="T70">voor prioriteitsindex</text:span></text:p>
      <text:p text:style-name="P108"/>
      <text:p text:style-name="P109"><text:span text:style-name="T65">– Op een </text:span><text:span text:style-name="T67">criterium van een individueel dossier </text:span><text:span text:style-name="T65">kan je een voorrangslabel </text:span><text:span text:style-name="T67">aanhangen</text:span><text:span text:style-name="T65">. Dit houdt in dat het betreffende criterium </text:span><text:span text:style-name="T66">waar je een label aanhangt</text:span><text:span text:style-name="T65"> </text:span><text:span text:style-name="T66">vooraan wordt geplaatst</text:span><text:span text:style-name="T65">. </text:span><text:span text:style-name="T66">Zo kunnen er bijvoorbeeld beleidsmatige criteria zijn die ondergeschikt zijn aan het actueel risico en sommige belangrijker zijn dan het actueel risico. Door een voorrangslabel aan een criterium toe te kennen kan een correcte </text:span><text:span text:style-name="T67">totale </text:span><text:span text:style-name="T66">rangschikking </text:span><text:span text:style-name="T67">van dossiers </text:span><text:span text:style-name="T66">worden bekomen.</text:span></text:p>
      <text:p text:style-name="P109"/>
      <text:p text:style-name="P109"/>
      <text:p text:style-name="P109"/>
      <text:p text:style-name="P109"/>
      <text:p text:style-name="P110"><text:soft-page-break/><text:span text:style-name="T63">B</text:span>v </text:p>
      <table:table table:name="Tabel6" table:style-name="Tabel6">
        <table:table-column table:style-name="Tabel6.A"/>
        <table:table-column table:style-name="Tabel6.B"/>
        <table:table-column table:style-name="Tabel6.C"/>
        <table:table-column table:style-name="Tabel6.D"/>
        <table:table-column table:style-name="Tabel6.E"/>
        <table:table-row>
          <table:table-cell table:style-name="Tabel6.A1" office:value-type="string">
            <text:p text:style-name="P116">I</text:p>
          </table:table-cell>
          <table:table-cell table:style-name="Tabel6.A1" office:value-type="string">
            <text:p text:style-name="P116">II</text:p>
          </table:table-cell>
          <table:table-cell table:style-name="Tabel6.A1" office:value-type="string">
            <text:p text:style-name="P116">III</text:p>
          </table:table-cell>
          <table:table-cell table:style-name="Tabel6.A1" office:value-type="string">
            <text:p text:style-name="P116">IV</text:p>
          </table:table-cell>
          <table:table-cell table:style-name="Tabel6.E1" office:value-type="string">
            <text:p text:style-name="P116">V</text:p>
          </table:table-cell>
        </table:table-row>
      </table:table>
      <table:table table:name="Tabel7" table:style-name="Tabel7">
        <table:table-column table:style-name="Tabel7.A"/>
        <table:table-column table:style-name="Tabel7.B"/>
        <table:table-column table:style-name="Tabel7.C"/>
        <table:table-column table:style-name="Tabel7.D"/>
        <table:table-column table:style-name="Tabel7.E"/>
        <table:table-row>
          <table:table-cell table:style-name="Tabel7.A1" office:value-type="string">
            <text:p text:style-name="P116">09</text:p>
          </table:table-cell>
          <table:table-cell table:style-name="Tabel7.A1" office:value-type="string">
            <text:p text:style-name="P116">10</text:p>
          </table:table-cell>
          <table:table-cell table:style-name="Tabel7.A1" office:value-type="string">
            <text:p text:style-name="P116">01</text:p>
          </table:table-cell>
          <table:table-cell table:style-name="Tabel7.A1" office:value-type="string">
            <text:p text:style-name="P116">00</text:p>
          </table:table-cell>
          <table:table-cell table:style-name="Tabel7.E1" office:value-type="string">
            <text:p text:style-name="P116">000000</text:p>
          </table:table-cell>
        </table:table-row>
      </table:table>
      <text:p text:style-name="P111"/>
      <text:p text:style-name="P111"/>
      <table:table table:name="Tabel9" table:style-name="Tabel9">
        <table:table-column table:style-name="Tabel9.A"/>
        <table:table-column table:style-name="Tabel9.B"/>
        <table:table-column table:style-name="Tabel9.C"/>
        <table:table-column table:style-name="Tabel9.D"/>
        <table:table-column table:style-name="Tabel9.E"/>
        <table:table-row>
          <table:table-cell table:style-name="Tabel9.A1" office:value-type="string">
            <text:p text:style-name="P116">II (v)</text:p>
          </table:table-cell>
          <table:table-cell table:style-name="Tabel9.A1" office:value-type="string">
            <text:p text:style-name="P116">I</text:p>
          </table:table-cell>
          <table:table-cell table:style-name="Tabel9.A1" office:value-type="string">
            <text:p text:style-name="P116">III</text:p>
          </table:table-cell>
          <table:table-cell table:style-name="Tabel9.A1" office:value-type="string">
            <text:p text:style-name="P116">IV</text:p>
          </table:table-cell>
          <table:table-cell table:style-name="Tabel9.E1" office:value-type="string">
            <text:p text:style-name="P116">V</text:p>
          </table:table-cell>
        </table:table-row>
      </table:table>
      <table:table table:name="Tabel10" table:style-name="Tabel10">
        <table:table-column table:style-name="Tabel10.A"/>
        <table:table-column table:style-name="Tabel10.B"/>
        <table:table-column table:style-name="Tabel10.C"/>
        <table:table-column table:style-name="Tabel10.D"/>
        <table:table-column table:style-name="Tabel10.E"/>
        <table:table-row>
          <table:table-cell table:style-name="Tabel10.A1" office:value-type="string">
            <text:p text:style-name="P116">10</text:p>
          </table:table-cell>
          <table:table-cell table:style-name="Tabel10.A1" office:value-type="string">
            <text:p text:style-name="P116">09</text:p>
          </table:table-cell>
          <table:table-cell table:style-name="Tabel10.A1" office:value-type="string">
            <text:p text:style-name="P116">01</text:p>
          </table:table-cell>
          <table:table-cell table:style-name="Tabel10.A1" office:value-type="string">
            <text:p text:style-name="P116">00</text:p>
          </table:table-cell>
          <table:table-cell table:style-name="Tabel10.E1" office:value-type="string">
            <text:p text:style-name="P116">000000</text:p>
          </table:table-cell>
        </table:table-row>
      </table:table>
      <text:p text:style-name="P112"/>
      <text:p text:style-name="P113"><text:span text:style-name="T68"><text:s/></text:span><text:span text:style-name="T26">6 BESLUIT</text:span></text:p>
      <text:p text:style-name="P85"/>
      <text:p text:style-name="P83">Op basis van de voorgestelde methodiek is het mogelijk de relatieve prioriteit van alle dossiers te begroten. Er kan bijgevolg een rangorde in prioriteit tussen de verschillende dossiers opgesteld worden.</text:p>
      <text:p text:style-name="P83">Indien meerdere verontreinigingskernen aanwezig zijn op de site wordt het eerste en <text:span text:style-name="T58">vierde</text:span> criterium van bovenstaand systeem toegepast op alle verontreinigingskernen. Er wordt gebruik gemaakt van de hoogste getalwaarde per criterium. Het totale volume verontreinigde grond wordt bepaald als de som van de volumes van de verschillende verontreinigingskernen.</text:p>
      <text:p text:style-name="P83"/>
      <text:p text:style-name="P81"><text:span text:style-name="T43">Op basis van de randvoorwaarde budget en beschikbaarheid van VTE kan er nu bepaald worden welke dossiers eerst moeten doorstromen naar het subproces IVS. </text:span><text:span text:style-name="T49">De meest prioritaire dossiers stromen eerst door binnen de randvoorwaarde budget en VTE. </text:span></text:p>
      <text:p text:style-name="P31"/>
      <text:p text:style-name="P31"/>
      <text:p text:style-name="P72"><text:span text:style-name="T10">C</text:span><text:span text:style-name="T5"> </text:span><text:span text:style-name="T10">toepassing voor screener</text:span></text:p>
      <text:p text:style-name="P31"/>
      <text:p text:style-name="P33">Er werd reeds gestart met de toepassing Sluis om de instroom <text:span text:style-name="T53">van dossiers te monitoren</text:span>. <text:span text:style-name="T54">De bedoeling is om de overdracht vanuit bodembeheer automatisch te laten gebeuren. Het dossier krijgt verschillende statussen (bv binnenkomend, naar screener, in wachtrij voor overdracht,... overdracht naar IVS).De overgang naar PAD is ook automatisch. </text:span></text:p>
      <text:p text:style-name="P33"/>
      <text:p text:style-name="P38">Verder zal deze toepassing moeten open staan voor externen. Het zal bestaan uit een invulformulier dat reeds gedeeltelijk werd aangevuld met bruikbare data uit Mistral. De screener zal de prioriteit hierin kunnen bepalen en essentiële invulvelden zoals kostprijs en absolute doorlooptijd invullen.<text:span text:style-name="T59"> Het dossier kan voorgesteld worden om opgenomen te worden in een cluster.</text:span></text:p>
      <text:p text:style-name="P32"/>
      <text:p text:style-name="P35">Een VTE module in de <text:span text:style-name="T55">toepassing</text:span> moet toelaten om op basis van de beschikbare gegevens over het dossier een inschatting te maken van de VTE behoefte. Een combinatie van het metadossiertype samen met de kostprijs wordt voorgesteld <text:span text:style-name="T56">om deze inschatting te maken</text:span>. </text:p>
      <text:p text:style-name="P34"/>
      <text:p text:style-name="P35"><text:soft-page-break/>Samen met de kostprijs per fase kan nu een projectie worden gemaakt in de tijd van het benodigd budget en VTE voor de dossiers aanwezig in de bibliotheek. </text:p>
      <text:p text:style-name="P35">Om <text:span text:style-name="T55">dit</text:span> beeld compleet te maken moeten ook de dossiers reeds in uitvoering <text:span text:style-name="T55">in het subproces IVS </text:span>worden meegenomen. Dit kan via de financiële faseplanning die de dossierhouders invoeren in PAD. Elk dossier zal wel een metadossiertype moeten krijgen. </text:p>
      <text:p text:style-name="P32"><text:s/></text:p>
      <text:p text:style-name="P31"/>
      <text:p text:style-name="P72"><text:span text:style-name="T10">D</text:span><text:span text:style-name="T5"> </text:span><text:span text:style-name="T10">lanceren van de screeningsopdracht</text:span></text:p>
      <text:p text:style-name="P45"/>
      <text:p text:style-name="P45"/>
      <text:p text:style-name="P46">Mijlpalen</text:p>
      <text:p text:style-name="P39"/>
      <table:table table:name="Tabel5" table:style-name="Tabel5">
        <table:table-column table:style-name="Tabel5.A"/>
        <table:table-column table:style-name="Tabel5.B"/>
        <table:table-column table:style-name="Tabel5.C"/>
        <table:table-column table:style-name="Tabel5.D"/>
        <table:table-column table:style-name="Tabel5.C"/>
        <table:table-column table:style-name="Tabel5.F"/>
        <table:table-row>
          <table:table-cell table:style-name="Tabel5.A1" office:value-type="string">
            <text:p text:style-name="P98"/>
          </table:table-cell>
          <table:table-cell table:style-name="Tabel5.A1" office:value-type="string">
            <text:p text:style-name="P98">Prioriteitsindex</text:p>
          </table:table-cell>
          <table:table-cell table:style-name="Tabel5.A1" office:value-type="string">
            <text:p text:style-name="P98">SLUIS</text:p>
          </table:table-cell>
          <table:table-cell table:style-name="Tabel5.A1" office:value-type="string">
            <text:p text:style-name="P98">Bestek screening</text:p>
          </table:table-cell>
          <table:table-cell table:style-name="Tabel5.A1" office:value-type="string">
            <text:p text:style-name="P95"/>
          </table:table-cell>
          <table:table-cell table:style-name="Tabel5.F1" office:value-type="string">
            <text:p text:style-name="P95"/>
          </table:table-cell>
        </table:table-row>
        <table:table-row>
          <table:table-cell table:style-name="Tabel5.A2" office:value-type="string">
            <text:p text:style-name="P98">3/<text:span text:style-name="T64">3</text:span>/2015</text:p>
          </table:table-cell>
          <table:table-cell table:style-name="Tabel5.A2" office:value-type="string">
            <text:p text:style-name="P98">Uitwerken stromen en prioriteitsindex</text:p>
          </table:table-cell>
          <table:table-cell table:style-name="Tabel5.A2" office:value-type="string">
            <text:p text:style-name="P98">ontwikkeling</text:p>
          </table:table-cell>
          <table:table-cell table:style-name="Tabel5.A2" office:value-type="string">
            <text:p text:style-name="P95"/>
          </table:table-cell>
          <table:table-cell table:style-name="Tabel5.A2" office:value-type="string">
            <text:p text:style-name="P95"/>
          </table:table-cell>
          <table:table-cell table:style-name="Tabel5.F2" office:value-type="string">
            <text:p text:style-name="P95"/>
          </table:table-cell>
        </table:table-row>
        <table:table-row>
          <table:table-cell table:style-name="Tabel5.A2" office:value-type="string">
            <text:p text:style-name="P98"><text:span text:style-name="T64">16</text:span>/03/2015</text:p>
          </table:table-cell>
          <table:table-cell table:style-name="Tabel5.A2" office:value-type="string">
            <text:p text:style-name="P98">Prioriteitsindex door haskoning herwerkt</text:p>
          </table:table-cell>
          <table:table-cell table:style-name="Tabel5.A2" office:value-type="string">
            <text:p text:style-name="P98"><text:s/>ontwikkeling</text:p>
          </table:table-cell>
          <table:table-cell table:style-name="Tabel5.A2" office:value-type="string">
            <text:p text:style-name="P95"/>
          </table:table-cell>
          <table:table-cell table:style-name="Tabel5.A2" office:value-type="string">
            <text:p text:style-name="P95"/>
          </table:table-cell>
          <table:table-cell table:style-name="Tabel5.F2" office:value-type="string">
            <text:p text:style-name="P95"/>
          </table:table-cell>
        </table:table-row>
        <table:table-row>
          <table:table-cell table:style-name="Tabel5.A2" office:value-type="string">
            <text:p text:style-name="P98"><text:span text:style-name="T64">30</text:span>/03/2015</text:p>
          </table:table-cell>
          <table:table-cell table:style-name="Tabel5.A2" office:value-type="string">
            <text:p text:style-name="P95"/>
          </table:table-cell>
          <table:table-cell table:style-name="Tabel5.A2" office:value-type="string">
            <text:p text:style-name="P98">Prioriteitsindex in toepassing</text:p>
          </table:table-cell>
          <table:table-cell table:style-name="Tabel5.A2" office:value-type="string">
            <text:p text:style-name="P95"/>
          </table:table-cell>
          <table:table-cell table:style-name="Tabel5.A2" office:value-type="string">
            <text:p text:style-name="P95"/>
          </table:table-cell>
          <table:table-cell table:style-name="Tabel5.F2" office:value-type="string">
            <text:p text:style-name="P95"/>
          </table:table-cell>
        </table:table-row>
        <table:table-row table:style-name="Tabel5.5">
          <table:table-cell table:style-name="Tabel5.A2" office:value-type="string">
            <text:p text:style-name="P98"><text:span text:style-name="T64">14</text:span>/april/2015</text:p>
          </table:table-cell>
          <table:table-cell table:style-name="Tabel5.A2" office:value-type="string">
            <text:p text:style-name="P95"/>
          </table:table-cell>
          <table:table-cell table:style-name="Tabel5.A2" office:value-type="string">
            <text:p text:style-name="P117">Ontwikkeling</text:p>
            <text:p text:style-name="P117">testen</text:p>
          </table:table-cell>
          <table:table-cell table:style-name="Tabel5.A2" office:value-type="string">
            <text:p text:style-name="P98">Herwerken bestek </text:p>
          </table:table-cell>
          <table:table-cell table:style-name="Tabel5.A2" office:value-type="string">
            <text:p text:style-name="P95"/>
          </table:table-cell>
          <table:table-cell table:style-name="Tabel5.F2" office:value-type="string">
            <text:p text:style-name="P95"/>
          </table:table-cell>
        </table:table-row>
        <table:table-row table:style-name="Tabel5.6">
          <table:table-cell table:style-name="Tabel5.A2" office:value-type="string">
            <text:p text:style-name="P98"><text:span text:style-name="T64">28</text:span>/april/2015</text:p>
          </table:table-cell>
          <table:table-cell table:style-name="Tabel5.A2" office:value-type="string">
            <text:p text:style-name="P95"/>
          </table:table-cell>
          <table:table-cell table:style-name="Tabel5.A2" office:value-type="string">
            <text:p text:style-name="P117">Sluis operationeel</text:p>
          </table:table-cell>
          <table:table-cell table:style-name="Tabel5.A2" office:value-type="string">
            <text:p text:style-name="P98">lanceren</text:p>
          </table:table-cell>
          <table:table-cell table:style-name="Tabel5.A2" office:value-type="string">
            <text:p text:style-name="P95"/>
          </table:table-cell>
          <table:table-cell table:style-name="Tabel5.F2" office:value-type="string">
            <text:p text:style-name="P95"/>
          </table:table-cell>
        </table:table-row>
        <table:table-row table:style-name="Tabel5.7">
          <table:table-cell table:style-name="Tabel5.A2" office:value-type="string">
            <text:p text:style-name="P98">xxx</text:p>
          </table:table-cell>
          <table:table-cell table:style-name="Tabel5.A2" office:value-type="string">
            <text:p text:style-name="P95"/>
          </table:table-cell>
          <table:table-cell table:style-name="Tabel5.A2" office:value-type="string">
            <text:p text:style-name="P95"/>
          </table:table-cell>
          <table:table-cell table:style-name="Tabel5.A2" office:value-type="string">
            <text:p text:style-name="P98">Startvergadering met screener</text:p>
          </table:table-cell>
          <table:table-cell table:style-name="Tabel5.A2" office:value-type="string">
            <text:p text:style-name="P95"/>
          </table:table-cell>
          <table:table-cell table:style-name="Tabel5.F2" office:value-type="string">
            <text:p text:style-name="P95"/>
          </table:table-cell>
        </table:table-row>
      </table:table>
      <text:p text:style-name="P39"/>
      <text:p text:style-name="P104">Meeting agenda 3/3/2015</text:p>
      <text:p text:style-name="P31"/>
      <table:table table:name="Tabel4" table:style-name="Tabel4">
        <table:table-column table:style-name="Tabel4.A"/>
        <table:table-column table:style-name="Tabel4.B"/>
        <table:table-column table:style-name="Tabel4.C"/>
        <table:table-column table:style-name="Tabel4.D"/>
        <table:table-column table:style-name="Tabel4.E"/>
        <table:table-row>
          <table:table-cell table:style-name="Tabel4.A1" office:value-type="string">
            <text:p text:style-name="P97">Datum <text:s/></text:p>
          </table:table-cell>
          <table:table-cell table:style-name="Tabel4.A1" office:value-type="string">
            <text:p text:style-name="P97">omschrijving</text:p>
          </table:table-cell>
          <table:table-cell table:style-name="Tabel4.A1" office:value-type="string">
            <text:p text:style-name="P97">commentaar</text:p>
          </table:table-cell>
          <table:table-cell table:style-name="Tabel4.A1" office:value-type="string">
            <text:p text:style-name="P97">wie</text:p>
          </table:table-cell>
          <table:table-cell table:style-name="Tabel4.E1" office:value-type="string">
            <text:p text:style-name="P97">Datum tegen</text:p>
          </table:table-cell>
        </table:table-row>
        <table:table-row table:style-name="Tabel4.2">
          <table:table-cell table:style-name="Tabel4.A2" office:value-type="string">
            <text:p text:style-name="P97">9/2/2015</text:p>
          </table:table-cell>
          <table:table-cell table:style-name="Tabel4.A2" office:value-type="string">
            <text:p text:style-name="P97">instroom</text:p>
          </table:table-cell>
          <table:table-cell table:style-name="Tabel4.A2" office:value-type="string">
            <text:p text:style-name="P95">– <text:span text:style-name="T61">verschillende stromen in kaart brengen + kwantificeren</text:span></text:p>
            <text:p text:style-name="P96">– beleidsmatige prioriteit geven</text:p>
            <text:p text:style-name="P96"/>
          </table:table-cell>
          <table:table-cell table:style-name="Tabel4.A2" office:value-type="string">
            <text:p text:style-name="P97">Geert</text:p>
          </table:table-cell>
          <table:table-cell table:style-name="Tabel4.E2" office:value-type="string">
            <text:p text:style-name="P97"><text:span text:style-name="T64">3</text:span>/<text:span text:style-name="T64">3</text:span>/2015</text:p>
          </table:table-cell>
        </table:table-row>
        <table:table-row table:style-name="Tabel4.3">
          <table:table-cell table:style-name="Tabel4.A2" office:value-type="string">
            <text:p text:style-name="P97">9/2/2015</text:p>
          </table:table-cell>
          <table:table-cell table:style-name="Tabel4.A2" office:value-type="string">
            <text:p text:style-name="P97">uitstroom</text:p>
          </table:table-cell>
          <table:table-cell table:style-name="Tabel4.A2" office:value-type="string">
            <text:p text:style-name="P95">– <text:span text:style-name="T61">cluster mogelijkheden opsommen</text:span></text:p>
            <text:p text:style-name="P96">– beleidsmatige prioriteiten <text:soft-page-break/>opsommen </text:p>
          </table:table-cell>
          <table:table-cell table:style-name="Tabel4.A2" office:value-type="string">
            <text:p text:style-name="P97">Patriek,Koen</text:p>
          </table:table-cell>
          <table:table-cell table:style-name="Tabel4.E2" office:value-type="string">
            <text:p text:style-name="P97">3/<text:span text:style-name="T64">3</text:span>/2015</text:p>
          </table:table-cell>
        </table:table-row>
        <table:table-row table:style-name="Tabel4.4">
          <table:table-cell table:style-name="Tabel4.A2" office:value-type="string">
            <text:p text:style-name="P97">9/2/2015</text:p>
          </table:table-cell>
          <table:table-cell table:style-name="Tabel4.A2" office:value-type="string">
            <text:p text:style-name="P97">prioriteitsindex</text:p>
          </table:table-cell>
          <table:table-cell table:style-name="Tabel4.A2" office:value-type="string">
            <text:p text:style-name="P95">– <text:span text:style-name="T61">opmerkingen, verbetervoorstellen formuleren</text:span></text:p>
          </table:table-cell>
          <table:table-cell table:style-name="Tabel4.A2" office:value-type="string">
            <text:p text:style-name="P97">allen</text:p>
          </table:table-cell>
          <table:table-cell table:style-name="Tabel4.E2" office:value-type="string">
            <text:p text:style-name="P97">3/<text:span text:style-name="T64">3</text:span>/2015</text:p>
          </table:table-cell>
        </table:table-row>
        <table:table-row>
          <table:table-cell table:style-name="Tabel4.A2" office:value-type="string">
            <text:p text:style-name="P97">9/2/2015</text:p>
          </table:table-cell>
          <table:table-cell table:style-name="Tabel4.A2" office:value-type="string">
            <text:p text:style-name="P97"><text:span text:style-name="T62">Toepassing Bibliotheek (Sluis)</text:span> </text:p>
          </table:table-cell>
          <table:table-cell table:style-name="Tabel4.A2" office:value-type="string">
            <text:p text:style-name="P95">– <text:span text:style-name="T61">functionaliteiten beschrijven en bespreken met Dimitri </text:span></text:p>
          </table:table-cell>
          <table:table-cell table:style-name="Tabel4.A2" office:value-type="string">
            <text:p text:style-name="P97">Dirk</text:p>
          </table:table-cell>
          <table:table-cell table:style-name="Tabel4.E2" office:value-type="string">
            <text:p text:style-name="P97">3/<text:span text:style-name="T64">3</text:span>/2015</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1"><text:soft-page-break/>Bijlage</text:p>
      <text:p text:style-name="P31"/>
      <text:p text:style-name="P31"/>
      <text:p text:style-name="P31"/>
      <text:p text:style-name="P31"/>
      <text:p text:style-name="P31"/>
      <text:p text:style-name="P31"/>
      <text:p text:style-name="P31"/>
      <text:p text:style-name="P78"/>
      <text:p text:style-name="P79"><text:span text:style-name="T52">Toepassing (screenshots)</text:span>:</text:p>
      <text:p text:style-name="P78"/>
      <table:table table:name="Tabel1" table:style-name="Tabel1">
        <table:table-column table:style-name="Tabel1.A"/>
        <table:table-row>
          <table:table-cell table:style-name="Tabel1.A1" office:value-type="string">
            <text:p text:style-name="P93"><text:span text:style-name="T25">Berlaar - Schoolstraat</text:span> (IVS: 13020-6 | OVAM: 55985 | Schoolstraat 38, 2590 Berlaar)</text:p>
          </table:table-cell>
        </table:table-row>
      </table:table>
      <text:h text:style-name="P101" text:outline-level="1">ADMIN › Projectspecifiek › Prioritering dossier</text:h>
      <text:p text:style-name="P90">De huidige prioriteitsindex voor dit project is <text:span text:style-name="T25">070005001500</text:span>.</text:p>
      <text:p text:style-name="P90">De index wordt als volgt samengesteld: (score actueel risico + score beleidsmatige prioriteit) &amp; score integratie &amp; score potentieel risico &amp; score volume.</text:p>
      <text:p text:style-name="P90"> </text:p>
      <text:h text:style-name="P99" text:outline-level="2">1. Actueel risico</text:h>
      <text:p text:style-name="P90">Volgende score werd toegekend:</text:p>
      <text:list xml:id="list6388190604728590939" text:style-name="L1">
        <text:list-item>
          <text:p text:style-name="P123">Geen actueel risico </text:p>
        </text:list-item>
        <text:list-item>
          <text:p text:style-name="P118">score 00</text:p>
        </text:list-item>
      </text:list>
      <text:p text:style-name="P90">Om te wijzigen kies het actueel risico en klik op opslaan (onderaan):</text:p>
      <table:table table:name="Tabel2" table:style-name="Tabel2">
        <table:table-column table:style-name="Tabel2.A"/>
        <table:table-column table:style-name="Tabel2.B"/>
        <table:table-column table:style-name="Tabel2.C"/>
        <table:table-row>
          <table:table-cell table:style-name="Tabel2.A1" office:value-type="string">
            <text:p text:style-name="P92"> </text:p>
          </table:table-cell>
          <table:table-cell table:style-name="Tabel2.A1" office:value-type="string">
            <text:p text:style-name="P94">Omschrijving</text:p>
          </table:table-cell>
          <table:table-cell table:style-name="Tabel2.A1" office:value-type="string">
            <text:p text:style-name="P94">Score</text:p>
          </table:table-cell>
        </table:table-row>
        <table:table-row>
          <table:table-cell table:style-name="Tabel2.A1" office:value-type="string">
            <text:p text:style-name="P92"><draw:control text:anchor-type="as-char" draw:z-index="0" draw:style-name="gr1" draw:text-style-name="P125" svg:width="0.345cm" svg:height="0.345cm" draw:control="control1"/></text:p>
          </table:table-cell>
          <table:table-cell table:style-name="Tabel2.A1" office:value-type="string">
            <text:p text:style-name="P92">Geen actueel risico</text:p>
          </table:table-cell>
          <table:table-cell table:style-name="Tabel2.A1" office:value-type="string">
            <text:p text:style-name="P92">00</text:p>
          </table:table-cell>
        </table:table-row>
        <table:table-row>
          <table:table-cell table:style-name="Tabel2.A1" office:value-type="string">
            <text:p text:style-name="P92"><draw:control text:anchor-type="as-char" draw:z-index="1" draw:style-name="gr1" draw:text-style-name="P125" svg:width="0.345cm" svg:height="0.345cm" draw:control="control2"/></text:p>
          </table:table-cell>
          <table:table-cell table:style-name="Tabel2.A1" office:value-type="string">
            <text:p text:style-name="P92">Actueel risico aantasting civieltechnische structuren (andere dan drinkwaterleidingen)</text:p>
          </table:table-cell>
          <table:table-cell table:style-name="Tabel2.A1" office:value-type="string">
            <text:p text:style-name="P92">01</text:p>
          </table:table-cell>
        </table:table-row>
        <table:table-row>
          <table:table-cell table:style-name="Tabel2.A1" office:value-type="string">
            <text:p text:style-name="P92"><draw:control text:anchor-type="as-char" draw:z-index="2" draw:style-name="gr1" draw:text-style-name="P125" svg:width="0.345cm" svg:height="0.345cm" draw:control="control3"/></text:p>
          </table:table-cell>
          <table:table-cell table:style-name="Tabel2.A1" office:value-type="string">
            <text:p text:style-name="P92">Actueel risico oppervlaktewater (uitstroom van de verontreiniging in het oppervlaktewater wordt voorzien in een periode vóór eventueel geplande integratie van de bodemsaneringswerken of binnen een termijn van 2 jaar)</text:p>
          </table:table-cell>
          <table:table-cell table:style-name="Tabel2.A1" office:value-type="string">
            <text:p text:style-name="P92">02</text:p>
          </table:table-cell>
        </table:table-row>
        <table:table-row>
          <table:table-cell table:style-name="Tabel2.A1" office:value-type="string">
            <text:p text:style-name="P92"><draw:control text:anchor-type="as-char" draw:z-index="3" draw:style-name="gr1" draw:text-style-name="P125" svg:width="0.345cm" svg:height="0.345cm" draw:control="control4"/></text:p>
          </table:table-cell>
          <table:table-cell table:style-name="Tabel2.A1" office:value-type="string">
            <text:p text:style-name="P92">Actueel risico oppervlaktewater (de verontreiniging stroomt op dit moment uit in het oppervlaktewater)</text:p>
          </table:table-cell>
          <table:table-cell table:style-name="Tabel2.A1" office:value-type="string">
            <text:p text:style-name="P92">03</text:p>
          </table:table-cell>
        </table:table-row>
        <table:table-row>
          <table:table-cell table:style-name="Tabel2.A1" office:value-type="string">
            <text:p text:style-name="P92"><draw:control text:anchor-type="as-char" draw:z-index="4" draw:style-name="gr1" draw:text-style-name="P125" svg:width="0.345cm" svg:height="0.345cm" draw:control="control5"/></text:p>
          </table:table-cell>
          <table:table-cell table:style-name="Tabel2.A1" office:value-type="string">
            <text:p text:style-name="P92">Actueel humaan risico (bedreiging putwater, geurhinder,… met uitzondering van het acuut humaan risico zoals opgenomen in punt 11 en 12)</text:p>
          </table:table-cell>
          <table:table-cell table:style-name="Tabel2.A1" office:value-type="string">
            <text:p text:style-name="P92">04</text:p>
          </table:table-cell>
        </table:table-row>
        <table:table-row>
          <table:table-cell table:style-name="Tabel2.A1" office:value-type="string">
            <text:p text:style-name="P92"><draw:control text:anchor-type="as-char" draw:z-index="5" draw:style-name="gr1" draw:text-style-name="P125" svg:width="0.345cm" svg:height="0.345cm" draw:control="control6"/></text:p>
          </table:table-cell>
          <table:table-cell table:style-name="Tabel2.A1" office:value-type="string">
            <text:p text:style-name="P92">Actueel risico voor verspreiding (de grondwaterpluim kan zich binnen een periode vóór eventueel geplande integratie van de bodemsaneringswerken of binnen een termijn van 2 jaar of eerder in de beschermingszone van een drinkwaterwinning bevinden)</text:p>
          </table:table-cell>
          <table:table-cell table:style-name="Tabel2.A1" office:value-type="string">
            <text:p text:style-name="P92">05</text:p>
          </table:table-cell>
        </table:table-row>
        <table:table-row>
          <table:table-cell table:style-name="Tabel2.A1" office:value-type="string">
            <text:p text:style-name="P92"><draw:control text:anchor-type="as-char" draw:z-index="6" draw:style-name="gr1" draw:text-style-name="P125" svg:width="0.345cm" svg:height="0.345cm" draw:control="control7"/></text:p>
          </table:table-cell>
          <table:table-cell table:style-name="Tabel2.A1" office:value-type="string">
            <text:p text:style-name="P92">Actueel risico door een verontreinigingspluim die zich bevindt in een drinkwaterwinning of beschermingszone ervan</text:p>
          </table:table-cell>
          <table:table-cell table:style-name="Tabel2.A1" office:value-type="string">
            <text:p text:style-name="P92">06</text:p>
          </table:table-cell>
        </table:table-row>
        <table:table-row>
          <table:table-cell table:style-name="Tabel2.A1" office:value-type="string">
            <text:p text:style-name="P92"><draw:control text:anchor-type="as-char" draw:z-index="7" draw:style-name="gr1" draw:text-style-name="P125" svg:width="0.345cm" svg:height="0.345cm" draw:control="control8"/></text:p>
          </table:table-cell>
          <table:table-cell table:style-name="Tabel2.A1" office:value-type="string">
            <text:p text:style-name="P92">Actueel ecologische risico (de verontreiniging kan in een periode vóór eventueel geplande integratie van de bodemsaneringswerken of binnen een termijn van 2 jaar een ecologische impact teweeg brengen)</text:p>
          </table:table-cell>
          <table:table-cell table:style-name="Tabel2.A1" office:value-type="string">
            <text:p text:style-name="P92">07</text:p>
          </table:table-cell>
        </table:table-row>
        <table:table-row>
          <table:table-cell table:style-name="Tabel2.A1" office:value-type="string">
            <text:p text:style-name="P92"><draw:control text:anchor-type="as-char" draw:z-index="8" draw:style-name="gr1" draw:text-style-name="P125" svg:width="0.345cm" svg:height="0.345cm" draw:control="control9"/></text:p>
          </table:table-cell>
          <table:table-cell table:style-name="Tabel2.A1" office:value-type="string">
            <text:p text:style-name="P92">Actueel ecologisch risico (de verontreiniging heeft op dit moment ecologische schade tot gevolg)</text:p>
          </table:table-cell>
          <table:table-cell table:style-name="Tabel2.A1" office:value-type="string">
            <text:p text:style-name="P92">08</text:p>
          </table:table-cell>
        </table:table-row>
        <table:table-row>
          <table:table-cell table:style-name="Tabel2.A1" office:value-type="string">
            <text:p text:style-name="P92"><draw:control text:anchor-type="as-char" draw:z-index="9" draw:style-name="gr1" draw:text-style-name="P125" svg:width="0.345cm" svg:height="0.345cm" draw:control="control10"/></text:p>
          </table:table-cell>
          <table:table-cell table:style-name="Tabel2.A1" office:value-type="string">
            <text:p text:style-name="P92">Actueel risico: er is sterfte van dieren (vee, huisdieren, vogels,…vastgesteld ten gevolge van rechtstreekse blootstelling aan de verontreiniging)</text:p>
          </table:table-cell>
          <table:table-cell table:style-name="Tabel2.A1" office:value-type="string">
            <text:p text:style-name="P92">09</text:p>
          </table:table-cell>
        </table:table-row>
        <table:table-row>
          <table:table-cell table:style-name="Tabel2.A1" office:value-type="string">
            <text:p text:style-name="P92"><draw:control text:anchor-type="as-char" draw:z-index="10" draw:style-name="gr1" draw:text-style-name="P125" svg:width="0.345cm" svg:height="0.345cm" draw:control="control11"/></text:p>
          </table:table-cell>
          <table:table-cell table:style-name="Tabel2.A1" office:value-type="string">
            <text:p text:style-name="P92">Acuut humaan risico (onmiddellijke bedreiging van de veiligheid en of het welzijn van de mens door directe gezondheidsrisico’s of explosiegevaar)</text:p>
          </table:table-cell>
          <table:table-cell table:style-name="Tabel2.A1" office:value-type="string">
            <text:p text:style-name="P92">10</text:p>
          </table:table-cell>
        </table:table-row>
      </table:table>
      <text:p text:style-name="P90"> </text:p>
      <text:h text:style-name="P99" text:outline-level="2">2. Beleidsmatige prioriteit</text:h>
      <text:p text:style-name="P90">Volgende score werd toegekend:</text:p>
      <text:list xml:id="list166805173336403361" text:style-name="L2">
        <text:list-item>
          <text:p text:style-name="P119">7 </text:p>
        </text:list-item>
      </text:list>
      <text:p text:style-name="P90">Om te wijzigen kies een waarde voor beleidsmatige prioriteit en klik op opslaan (onderaan):  </text:p>
      <text:p text:style-name="P90">Toelichting bij keuze beleidsmatige prioriteit: </text:p>
      <text:p text:style-name="P100"><text:soft-page-break/><draw:control text:anchor-type="as-char" draw:z-index="11" draw:style-name="gr1" draw:text-style-name="P126" svg:width="32.545cm" svg:height="2.541cm" draw:control="control12"/></text:p>
      <text:p text:style-name="P90"> </text:p>
      <text:h text:style-name="P99" text:outline-level="2">3. Maximale integratie</text:h>
      <text:p text:style-name="P90">De maximale integratie van saneringswerken dient voorrang te krijgen boven andere criteria. Indien zich bij verschillende dossiers gelijkaardige actuele risico’s voordoen, zal de prioriteit tussen deze dossiers bepaald worden door middel van een maximale integratie van de saneringswerken in civieltechnische werken.</text:p>
      <text:p text:style-name="P90">De verschillende dossiers worden gerankt op basis van gekende data van verbouwingswerken, herontwikkeling, en andere werken. De dossiers worden op basis hiervan genummerd van 1 tot n, met n het aantal dossiers op dat moment vrijgegeven door de OVAM. De nummering begint bij de datum het verst in de toekomst gelegen (nummer 01) en stijgt naar het heden toe.</text:p>
      <text:p text:style-name="P90">Indien geen (civieltechnische) werken gepland zijn, of deze onmogelijk met saneringswerken gecombineerd kunnen worden, krijgt het dossier een nummer 00 voor dit criterium.</text:p>
      <text:p text:style-name="P90">Volgende score werd toegekend:</text:p>
      <text:list xml:id="list3811328286614696888" text:style-name="L3">
        <text:list-item>
          <text:p text:style-name="P120">score 00</text:p>
        </text:list-item>
      </text:list>
      <text:p text:style-name="P90">Indien er sprake is van mogelijke integratie, geef het jaar en de maand in van de start van de werken waarmee de saneringswerken geïntegreerd kunnen worden. Indien er geen sprake is, wil dan de optie 'geen' selecteren voor het jaar en de maand.</text:p>
      <text:p text:style-name="P90">De prioriteitsindex wordt dan automatisch gegenereerd op basis van de rangschikking op jaar en maand.</text:p>
      <text:p text:style-name="P90">maand:  jaar: </text:p>
      <text:p text:style-name="P90">Om te wijzigen klik op opslaan (onderaan).</text:p>
      <text:p text:style-name="P90"> </text:p>
      <text:h text:style-name="P99" text:outline-level="2">4. Potentieel risico</text:h>
      <text:p text:style-name="P90">Volgende score werd toegekend:</text:p>
      <text:list xml:id="list1966693686162891297" text:style-name="L4">
        <text:list-item>
          <text:p text:style-name="P124">Drijflaag met perceelsoverschrijding of potentieel risico tot perceelsoverschrijding </text:p>
        </text:list-item>
        <text:list-item>
          <text:p text:style-name="P121">score 05</text:p>
        </text:list-item>
      </text:list>
      <text:p text:style-name="P90">Om te wijzigen kies het actueel risico en klik op opslaan (onderaan):</text:p>
      <table:table table:name="Tabel3" table:style-name="Tabel3">
        <table:table-column table:style-name="Tabel3.A"/>
        <table:table-column table:style-name="Tabel3.B"/>
        <table:table-column table:style-name="Tabel3.C"/>
        <table:table-row>
          <table:table-cell table:style-name="Tabel3.A1" office:value-type="string">
            <text:p text:style-name="P92"> </text:p>
          </table:table-cell>
          <table:table-cell table:style-name="Tabel3.A1" office:value-type="string">
            <text:p text:style-name="P94">Omschrijving</text:p>
          </table:table-cell>
          <table:table-cell table:style-name="Tabel3.A1" office:value-type="string">
            <text:p text:style-name="P94">Score</text:p>
          </table:table-cell>
        </table:table-row>
        <table:table-row>
          <table:table-cell table:style-name="Tabel3.A1" office:value-type="string">
            <text:p text:style-name="P92"><draw:control text:anchor-type="as-char" draw:z-index="12" draw:style-name="gr1" draw:text-style-name="P125" svg:width="0.345cm" svg:height="0.345cm" draw:control="control13"/></text:p>
          </table:table-cell>
          <table:table-cell table:style-name="Tabel3.A1" office:value-type="string">
            <text:p text:style-name="P92">Geen potentieel risico</text:p>
          </table:table-cell>
          <table:table-cell table:style-name="Tabel3.A1" office:value-type="string">
            <text:p text:style-name="P92">00</text:p>
          </table:table-cell>
        </table:table-row>
        <table:table-row>
          <table:table-cell table:style-name="Tabel3.A1" office:value-type="string">
            <text:p text:style-name="P92"><draw:control text:anchor-type="as-char" draw:z-index="13" draw:style-name="gr1" draw:text-style-name="P125" svg:width="0.345cm" svg:height="0.345cm" draw:control="control14"/></text:p>
          </table:table-cell>
          <table:table-cell table:style-name="Tabel3.A1" office:value-type="string">
            <text:p text:style-name="P92">Potentieel verspreidingsrisico waarbij de verspreidingssnelheid van de grondwaterverontreiniging &lt; 1 m / jaar bedraagt</text:p>
          </table:table-cell>
          <table:table-cell table:style-name="Tabel3.A1" office:value-type="string">
            <text:p text:style-name="P92">01</text:p>
          </table:table-cell>
        </table:table-row>
        <table:table-row>
          <table:table-cell table:style-name="Tabel3.A1" office:value-type="string">
            <text:p text:style-name="P92"><draw:control text:anchor-type="as-char" draw:z-index="14" draw:style-name="gr1" draw:text-style-name="P125" svg:width="0.345cm" svg:height="0.345cm" draw:control="control15"/></text:p>
          </table:table-cell>
          <table:table-cell table:style-name="Tabel3.A1" office:value-type="string">
            <text:p text:style-name="P92">Potentieel risico aantasting civieltechnische structuren (andere dan drinkwaterleidingen)</text:p>
          </table:table-cell>
          <table:table-cell table:style-name="Tabel3.A1" office:value-type="string">
            <text:p text:style-name="P92">02</text:p>
          </table:table-cell>
        </table:table-row>
        <table:table-row>
          <table:table-cell table:style-name="Tabel3.A1" office:value-type="string">
            <text:p text:style-name="P92"><draw:control text:anchor-type="as-char" draw:z-index="15" draw:style-name="gr1" draw:text-style-name="P125" svg:width="0.345cm" svg:height="0.345cm" draw:control="control16"/></text:p>
          </table:table-cell>
          <table:table-cell table:style-name="Tabel3.A1" office:value-type="string">
            <text:p text:style-name="P92">Potentieel verspreidingsrisico waarbij de verspreidingssnelheid van de grondwaterverontreiniging &lt; 1 m / jaar bedraagt en de verontreinigingspluim de perceelsgrens overschrijdt</text:p>
          </table:table-cell>
          <table:table-cell table:style-name="Tabel3.A1" office:value-type="string">
            <text:p text:style-name="P92">03</text:p>
          </table:table-cell>
        </table:table-row>
        <table:table-row>
          <table:table-cell table:style-name="Tabel3.A1" office:value-type="string">
            <text:p text:style-name="P92"><draw:control text:anchor-type="as-char" draw:z-index="16" draw:style-name="gr1" draw:text-style-name="P125" svg:width="0.345cm" svg:height="0.345cm" draw:control="control17"/></text:p>
          </table:table-cell>
          <table:table-cell table:style-name="Tabel3.A1" office:value-type="string">
            <text:p text:style-name="P92">Enkel de bodem is verontreinigd, maar er is een potentieel risico op een grondwaterverontreiniging (waarvan de verspreidingssnelheid groter is dan 1 m / jaar)</text:p>
          </table:table-cell>
          <table:table-cell table:style-name="Tabel3.A1" office:value-type="string">
            <text:p text:style-name="P92">04</text:p>
          </table:table-cell>
        </table:table-row>
        <table:table-row>
          <table:table-cell table:style-name="Tabel3.A1" office:value-type="string">
            <text:p text:style-name="P92"><draw:control text:anchor-type="as-char" draw:z-index="17" draw:style-name="gr1" draw:text-style-name="P125" svg:width="0.345cm" svg:height="0.345cm" draw:control="control18"/></text:p>
          </table:table-cell>
          <table:table-cell table:style-name="Tabel3.A1" office:value-type="string">
            <text:p text:style-name="P92">Drijflaag met perceelsoverschrijding of potentieel risico tot perceelsoverschrijding</text:p>
          </table:table-cell>
          <table:table-cell table:style-name="Tabel3.A1" office:value-type="string">
            <text:p text:style-name="P92">05</text:p>
          </table:table-cell>
        </table:table-row>
        <table:table-row>
          <table:table-cell table:style-name="Tabel3.A1" office:value-type="string">
            <text:p text:style-name="P92"><draw:control text:anchor-type="as-char" draw:z-index="18" draw:style-name="gr1" draw:text-style-name="P125" svg:width="0.345cm" svg:height="0.345cm" draw:control="control19"/></text:p>
          </table:table-cell>
          <table:table-cell table:style-name="Tabel3.A1" office:value-type="string">
            <text:p text:style-name="P92">Potentieel verspreidingsrisico waarbij de verspreidingssnelheid van de grondwaterverontreiniging &gt; 1 m / jaar en &lt; 10 m / jaar bedraagt</text:p>
          </table:table-cell>
          <table:table-cell table:style-name="Tabel3.A1" office:value-type="string">
            <text:p text:style-name="P92">06</text:p>
          </table:table-cell>
        </table:table-row>
        <table:table-row>
          <table:table-cell table:style-name="Tabel3.A1" office:value-type="string">
            <text:p text:style-name="P92"><draw:control text:anchor-type="as-char" draw:z-index="19" draw:style-name="gr1" draw:text-style-name="P125" svg:width="0.345cm" svg:height="0.345cm" draw:control="control20"/></text:p>
          </table:table-cell>
          <table:table-cell table:style-name="Tabel3.A1" office:value-type="string">
            <text:p text:style-name="P92">Potentieel verspreidingsrisico waarbij de verspreidingssnelheid van de grondwaterverontreiniging &gt; 1 m / jaar en &lt; 10 m / jaar bedraagt en de perceelsgrens overschrijdt</text:p>
          </table:table-cell>
          <table:table-cell table:style-name="Tabel3.A1" office:value-type="string">
            <text:p text:style-name="P92">07</text:p>
          </table:table-cell>
        </table:table-row>
        <table:table-row>
          <table:table-cell table:style-name="Tabel3.A1" office:value-type="string">
            <text:p text:style-name="P92"><draw:control text:anchor-type="as-char" draw:z-index="20" draw:style-name="gr1" draw:text-style-name="P125" svg:width="0.345cm" svg:height="0.345cm" draw:control="control21"/></text:p>
          </table:table-cell>
          <table:table-cell table:style-name="Tabel3.A1" office:value-type="string">
            <text:p text:style-name="P92">Potentieel verspreidingsrisico waarbij de verspreidingssnelheid van de grondwaterverontreiniging &gt; 10 m / jaar bedraagt</text:p>
          </table:table-cell>
          <table:table-cell table:style-name="Tabel3.A1" office:value-type="string">
            <text:p text:style-name="P92">08</text:p>
          </table:table-cell>
        </table:table-row>
        <table:table-row>
          <table:table-cell table:style-name="Tabel3.A1" office:value-type="string">
            <text:p text:style-name="P92"><draw:control text:anchor-type="as-char" draw:z-index="21" draw:style-name="gr1" draw:text-style-name="P125" svg:width="0.345cm" svg:height="0.345cm" draw:control="control22"/></text:p>
          </table:table-cell>
          <table:table-cell table:style-name="Tabel3.A1" office:value-type="string">
            <text:p text:style-name="P92">Potentieel verspreidingsrisico waarbij de verspreidingssnelheid van de grondwaterverontreiniging &gt; 10 m / jaar bedraagt en de perceelsgrens overschrijdt</text:p>
          </table:table-cell>
          <table:table-cell table:style-name="Tabel3.A1" office:value-type="string">
            <text:p text:style-name="P92">09</text:p>
          </table:table-cell>
        </table:table-row>
        <table:table-row>
          <table:table-cell table:style-name="Tabel3.A1" office:value-type="string">
            <text:p text:style-name="P92"><draw:control text:anchor-type="as-char" draw:z-index="22" draw:style-name="gr1" draw:text-style-name="P125" svg:width="0.345cm" svg:height="0.345cm" draw:control="control23"/></text:p>
          </table:table-cell>
          <table:table-cell table:style-name="Tabel3.A1" office:value-type="string">
            <text:p text:style-name="P92">Potentiële risico’s voor de mens, andere dan verspreiding met risico¬index &lt; 10 (berekening op basis van risicomodel)</text:p>
          </table:table-cell>
          <table:table-cell table:style-name="Tabel3.A1" office:value-type="string">
            <text:p text:style-name="P92">10</text:p>
          </table:table-cell>
        </table:table-row>
        <table:table-row>
          <table:table-cell table:style-name="Tabel3.A1" office:value-type="string">
            <text:p text:style-name="P92"><draw:control text:anchor-type="as-char" draw:z-index="23" draw:style-name="gr1" draw:text-style-name="P125" svg:width="0.345cm" svg:height="0.345cm" draw:control="control24"/></text:p>
          </table:table-cell>
          <table:table-cell table:style-name="Tabel3.A1" office:value-type="string">
            <text:p text:style-name="P92">Potentiële risico’s voor de mens, andere dan verspreiding met risico¬index &gt; 10 (berekening op basis van risicomodel)</text:p>
          </table:table-cell>
          <table:table-cell table:style-name="Tabel3.A1" office:value-type="string">
            <text:p text:style-name="P92">11</text:p>
          </table:table-cell>
        </table:table-row>
      </table:table>
      <text:p text:style-name="P90"> </text:p>
      <text:h text:style-name="P99" text:outline-level="2"><text:soft-page-break/>5. Grootte van de verontreinigingvlek</text:h>
      <text:p text:style-name="P90">Het geraamde volume van de verontreiniging wordt uitgedrukt als opstelsom van het geraamde volume (m³) aan verontreinigde grond boven de bodemsaneringsnorm in de verzadigde en in de onverzadigde zone.</text:p>
      <text:p text:style-name="P90">Volgende score werd toegekend:</text:p>
      <text:list xml:id="list8578112735659527211" text:style-name="L5">
        <text:list-item>
          <text:p text:style-name="P122">score 001500</text:p>
        </text:list-item>
      </text:list>
      <text:p text:style-name="P90">Om te wijzigen, klik op 'Ja' en geef de aangepaste grootte van de verontreinigingsvlek:</text:p>
      <text:p text:style-name="P90"><draw:control text:anchor-type="as-char" draw:z-index="24" draw:style-name="gr1" draw:text-style-name="P125" svg:width="0.345cm" svg:height="0.345cm" draw:control="control25"/>Ja <draw:control text:anchor-type="as-char" draw:z-index="25" draw:style-name="gr1" draw:text-style-name="P125" svg:width="0.345cm" svg:height="0.345cm" draw:control="control26"/>Nee <text:line-break/><text:line-break/> m³ </text:p>
      <text:p text:style-name="P91">Opslaan wijzigingen:</text:p>
      <text:p text:style-name="Text_20_body"><text:span text:style-name="T42">i i i i i i i i i i i i i i i i i i i i i i i i i i i i i i i i i i i i i i i i i i i i i i i i i i i i i i i i i i i i i i i i i i i i i i i i i i i i i i i i i i</text:span> </text:p>
      <text:p text:style-name="P7"/>
      <text:p text:style-name="P6"/>
      <text:p text:style-name="P10"/>
      <text:p text:style-name="P10"><text:s/></text:p>
      <text:p text:style-name="P12"/>
      <text:p text:style-name="P5"/>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4:24:22.547000000</meta:creation-date>
    <dc:date>2015-02-11T16:42:46.002000000</dc:date>
    <meta:editing-duration>P1DT15H56M18S</meta:editing-duration>
    <meta:editing-cycles>87</meta:editing-cycles>
    <meta:generator>LibreOffice/4.1.1.2$Windows_x86 LibreOffice_project/7e4286b58adc75a14f6d83f53a03b6c11fa2903</meta:generator>
    <meta:print-date>2015-02-05T11:52:52.596000000</meta:print-date>
    <meta:document-statistic meta:table-count="9" meta:image-count="0" meta:object-count="0" meta:page-count="14" meta:paragraph-count="388" meta:word-count="3676" meta:character-count="25908" meta:non-whitespace-character-count="22258"/>
  </office:meta>
</office:document-meta>
</file>